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140000116530000AFC9D218F7AF.wmf" manifest:media-type=""/>
  <manifest:file-entry manifest:full-path="Pictures/20000182000116530000AFC984E16A93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jalowyzoporempierscieniowy">
      <style:table-properties table:display="true" style:writing-mode="lr-tb"/>
    </style:style>
    <style:style style:name="ta2" style:family="table" style:master-page-name="PageStyle_5f_jalowyzobciazeniem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fo:padding="0.071cm"/>
    </style:style>
    <style:style style:name="ce3" style:family="table-cell" style:parent-style-name="Default" style:data-style-name="N0">
      <style:table-cell-properties fo:padding="0.071cm"/>
    </style:style>
    <style:style style:name="ce4" style:family="table-cell" style:parent-style-name="Default">
      <style:table-cell-properties fo:padding="0.071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jalowyzoporempierscieniowy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/U_N</text:p>
          </table:table-cell>
          <table:table-cell table:style-name="ce1" office:value-type="string" calcext:value-type="string">
            <text:p>I/I_N</text:p>
          </table:table-cell>
          <table:table-cell table:style-name="ce1" office:value-type="string" calcext:value-type="string">
            <text:p>P/P_N</text:p>
          </table:table-cell>
          <table:table-cell table:style-name="ce1" office:value-type="string" calcext:value-type="string">
            <text:p>cos#v</text:p>
          </table:table-cell>
          <table:table-cell table:style-name="ce1" office:value-type="string" calcext:value-type="string">
            <text:p>U^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spr</text:p>
          </table:table-cell>
          <table:table-cell table:style-name="ce1" office:value-type="string" calcext:value-type="string">
            <text:p>Pspr-P</text:p>
          </table:table-cell>
          <table:table-cell table:style-name="ce1" office:value-type="string" calcext:value-type="string">
            <text:p>P-Pcu</text:p>
          </table:table-cell>
          <table:table-cell table:style-name="ce1" office:value-type="string" calcext:value-type="string">
            <text:p>Pm</text:p>
          </table:table-cell>
          <table:table-cell table:style-name="ce2" office:value-type="string" calcext:value-type="string">
            <text:p>3*Pm</text:p>
          </table:table-cell>
          <table:table-cell table:style-name="ce1" office:value-type="string" calcext:value-type="string">
            <text:p>U_N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table:style-name="ce1" office:value-type="float" office:value="0.317311683001717" calcext:value-type="float">
            <text:p>0,317311683</text:p>
          </table:table-cell>
          <table:table-cell table:style-name="ce1" office:value-type="float" office:value="0.214903706379857" calcext:value-type="float">
            <text:p>0,2149037064</text:p>
          </table:table-cell>
          <table:table-cell table:style-name="ce1" office:value-type="float" office:value="0.0662848060756454" calcext:value-type="float">
            <text:p>0,0662848061</text:p>
          </table:table-cell>
          <table:table-cell table:style-name="ce1" office:value-type="float" office:value="0.671300726183533" calcext:value-type="float">
            <text:p>0,6713007262</text:p>
          </table:table-cell>
          <table:table-cell table:style-name="ce1" table:formula="of:=[.A2]^2*[.O$1]^2" office:value-type="float" office:value="14539.1600820588" calcext:value-type="float">
            <text:p>14539,1600820588</text:p>
          </table:table-cell>
          <table:table-cell table:style-name="ce1" table:formula="of:=[.C2]*[.O$3]" office:value-type="float" office:value="198.854418226936" calcext:value-type="float">
            <text:p>198,8544182269</text:p>
          </table:table-cell>
          <table:table-cell table:style-name="ce1" table:formula="of:=[.A2]*[.O$1]" office:value-type="float" office:value="120.578439540652" calcext:value-type="float">
            <text:p>120,5784395407</text:p>
          </table:table-cell>
          <table:table-cell table:style-name="ce1" table:formula="of:=[.B2]*[.O$2]" office:value-type="float" office:value="1.41836446210706" calcext:value-type="float">
            <text:p>1,4183644621</text:p>
          </table:table-cell>
          <table:table-cell table:style-name="ce1" table:formula="of:=[.G2]*[.H2]*[.D2]*SQRT(3)" office:value-type="float" office:value="198.854418226936" calcext:value-type="float">
            <text:p>198,8544182269</text:p>
          </table:table-cell>
          <table:table-cell table:style-name="ce1" table:formula="of:=[.I2]-[.F2]" office:value-type="float" office:value="0" calcext:value-type="float">
            <text:p>0</text:p>
          </table:table-cell>
          <table:table-cell table:style-name="ce1" table:formula="of:=[.F2]-3*[.O$4]*[.H2]^2" office:value-type="float" office:value="191.612090336411" calcext:value-type="float">
            <text:p>191,6120903364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1" office:value-type="string" calcext:value-type="string">
            <text:p>I_N</text:p>
          </table:table-cell>
          <table:table-cell table:style-name="ce1" office:value-type="float" office:value="6.6" calcext:value-type="float">
            <text:p>6,6</text:p>
          </table:table-cell>
          <table:table-cell/>
          <table:table-cell table:style-name="ce3" table:formula="of:=[.A2]*[.B2]*[.O$1]*[.O$2]*[.D2]" office:value-type="float" office:value="114.808651892868" calcext:value-type="float">
            <text:p>114,8086518929</text:p>
          </table:table-cell>
          <table:table-cell table:style-name="ce3" table:formula="of:=[.C2]*[.O$3]" office:value-type="float" office:value="198.854418226936" calcext:value-type="float">
            <text:p>198,8544182269</text:p>
          </table:table-cell>
          <table:table-cell table:style-name="ce3" table:formula="of:=[.A2]*[.B2]*[.O$1]*[.O$2]*[.D2]/[.D2]" office:value-type="float" office:value="171.024173540786" calcext:value-type="float">
            <text:p>171,0241735408</text:p>
          </table:table-cell>
          <table:table-cell table:number-columns-repeated="1005"/>
        </table:table-row>
        <table:table-row table:style-name="ro1">
          <table:table-cell table:style-name="ce1" office:value-type="float" office:value="0.365705484660251" calcext:value-type="float">
            <text:p>0,3657054847</text:p>
          </table:table-cell>
          <table:table-cell table:style-name="ce1" office:value-type="float" office:value="0.221017566515846" calcext:value-type="float">
            <text:p>0,2210175665</text:p>
          </table:table-cell>
          <table:table-cell table:style-name="ce1" office:value-type="float" office:value="0.0704573740660634" calcext:value-type="float">
            <text:p>0,0704573741</text:p>
          </table:table-cell>
          <table:table-cell table:style-name="ce1" office:value-type="float" office:value="0.602006640337328" calcext:value-type="float">
            <text:p>0,6020066403</text:p>
          </table:table-cell>
          <table:table-cell table:style-name="ce1" table:formula="of:=[.A3]^2*[.O$1]^2" office:value-type="float" office:value="19312.1284181291" calcext:value-type="float">
            <text:p>19312,1284181291</text:p>
          </table:table-cell>
          <table:table-cell table:style-name="ce1" table:formula="of:=[.C3]*[.O$3]" office:value-type="float" office:value="211.37212219819" calcext:value-type="float">
            <text:p>211,3721221982</text:p>
          </table:table-cell>
          <table:table-cell table:style-name="ce1" table:formula="of:=[.A3]*[.O$1]" office:value-type="float" office:value="138.968084170895" calcext:value-type="float">
            <text:p>138,9680841709</text:p>
          </table:table-cell>
          <table:table-cell table:style-name="ce1" table:formula="of:=[.B3]*[.O$2]" office:value-type="float" office:value="1.45871593900458" calcext:value-type="float">
            <text:p>1,458715939</text:p>
          </table:table-cell>
          <table:table-cell table:style-name="ce1" table:formula="of:=[.G3]*[.H3]*[.D3]*SQRT(3)" office:value-type="float" office:value="211.37212219819" calcext:value-type="float">
            <text:p>211,3721221982</text:p>
          </table:table-cell>
          <table:table-cell table:style-name="ce1" table:formula="of:=[.I3]-[.F3]" office:value-type="float" office:value="0" calcext:value-type="float">
            <text:p>0</text:p>
          </table:table-cell>
          <table:table-cell table:style-name="ce1" table:formula="of:=[.F3]-3*[.O$4]*[.H3]^2" office:value-type="float" office:value="203.711854311648" calcext:value-type="float">
            <text:p>203,7118543116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1" office:value-type="string" calcext:value-type="string">
            <text:p>P_N</text:p>
          </table:table-cell>
          <table:table-cell table:style-name="ce1" office:value-type="float" office:value="3000" calcext:value-type="float">
            <text:p>3000</text:p>
          </table:table-cell>
          <table:table-cell/>
          <table:table-cell table:style-name="ce3" table:formula="of:=[.A3]*[.B3]*[.O$1]*[.O$2]*[.D3]" office:value-type="float" office:value="122.035751650307" calcext:value-type="float">
            <text:p>122,0357516503</text:p>
          </table:table-cell>
          <table:table-cell table:style-name="ce3" table:formula="of:=[.C3]*[.O$3]" office:value-type="float" office:value="211.37212219819" calcext:value-type="float">
            <text:p>211,3721221982</text:p>
          </table:table-cell>
          <table:table-cell table:style-name="ce3" table:formula="of:=[.A3]*[.B3]*[.O$1]*[.O$2]*[.D3]/[.D3]" office:value-type="float" office:value="202.714959393016" calcext:value-type="float">
            <text:p>202,714959393</text:p>
          </table:table-cell>
          <table:table-cell table:number-columns-repeated="1005"/>
        </table:table-row>
        <table:table-row table:style-name="ro1">
          <table:table-cell table:style-name="ce1" office:value-type="float" office:value="0.421655001286906" calcext:value-type="float">
            <text:p>0,4216550013</text:p>
          </table:table-cell>
          <table:table-cell table:style-name="ce1" office:value-type="float" office:value="0.226768959449221" calcext:value-type="float">
            <text:p>0,2267689594</text:p>
          </table:table-cell>
          <table:table-cell table:style-name="ce1" office:value-type="float" office:value="0.0714609520735488" calcext:value-type="float">
            <text:p>0,0714609521</text:p>
          </table:table-cell>
          <table:table-cell table:style-name="ce1" office:value-type="float" office:value="0.51613229002214" calcext:value-type="float">
            <text:p>0,51613229</text:p>
          </table:table-cell>
          <table:table-cell table:style-name="ce1" table:formula="of:=[.A4]^2*[.O$1]^2" office:value-type="float" office:value="25673.3005519216" calcext:value-type="float">
            <text:p>25673,3005519216</text:p>
          </table:table-cell>
          <table:table-cell table:style-name="ce1" table:formula="of:=[.C4]*[.O$3]" office:value-type="float" office:value="214.382856220646" calcext:value-type="float">
            <text:p>214,3828562206</text:p>
          </table:table-cell>
          <table:table-cell table:style-name="ce1" table:formula="of:=[.A4]*[.O$1]" office:value-type="float" office:value="160.228900489024" calcext:value-type="float">
            <text:p>160,228900489</text:p>
          </table:table-cell>
          <table:table-cell table:style-name="ce1" table:formula="of:=[.B4]*[.O$2]" office:value-type="float" office:value="1.49667513236486" calcext:value-type="float">
            <text:p>1,4966751324</text:p>
          </table:table-cell>
          <table:table-cell table:style-name="ce1" table:formula="of:=[.G4]*[.H4]*[.D4]*SQRT(3)" office:value-type="float" office:value="214.382856220646" calcext:value-type="float">
            <text:p>214,3828562206</text:p>
          </table:table-cell>
          <table:table-cell table:style-name="ce1" table:formula="of:=[.I4]-[.F4]" office:value-type="float" office:value="0" calcext:value-type="float">
            <text:p>0</text:p>
          </table:table-cell>
          <table:table-cell table:style-name="ce1" table:formula="of:=[.F4]-3*[.O$4]*[.H4]^2" office:value-type="float" office:value="206.318724994025" calcext:value-type="float">
            <text:p>206,318724994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1" office:value-type="string" calcext:value-type="string">
            <text:p>R_s</text:p>
          </table:table-cell>
          <table:table-cell table:style-name="ce1" office:value-type="float" office:value="1.2" calcext:value-type="float">
            <text:p>1,2</text:p>
          </table:table-cell>
          <table:table-cell/>
          <table:table-cell table:style-name="ce3" table:formula="of:=[.A4]*[.B4]*[.O$1]*[.O$2]*[.D4]" office:value-type="float" office:value="123.773999748631" calcext:value-type="float">
            <text:p>123,7739997486</text:p>
          </table:table-cell>
          <table:table-cell table:style-name="ce3" table:formula="of:=[.C4]*[.O$3]" office:value-type="float" office:value="214.382856220646" calcext:value-type="float">
            <text:p>214,3828562206</text:p>
          </table:table-cell>
          <table:table-cell table:style-name="ce3" table:formula="of:=[.A4]*[.B4]*[.O$1]*[.O$2]*[.D4]/[.D4]" office:value-type="float" office:value="239.810610848086" calcext:value-type="float">
            <text:p>239,8106108481</text:p>
          </table:table-cell>
          <table:table-cell table:number-columns-repeated="1005"/>
        </table:table-row>
        <table:table-row table:style-name="ro1">
          <table:table-cell table:style-name="ce1" office:value-type="float" office:value="0.472609573013487" calcext:value-type="float">
            <text:p>0,472609573</text:p>
          </table:table-cell>
          <table:table-cell table:style-name="ce1" office:value-type="float" office:value="0.24705412767568" calcext:value-type="float">
            <text:p>0,2470541277</text:p>
          </table:table-cell>
          <table:table-cell table:style-name="ce1" office:value-type="float" office:value="0.0761595470171627" calcext:value-type="float">
            <text:p>0,076159547</text:p>
          </table:table-cell>
          <table:table-cell table:style-name="ce1" office:value-type="float" office:value="0.450466831605065" calcext:value-type="float">
            <text:p>0,4504668316</text:p>
          </table:table-cell>
          <table:table-cell table:style-name="ce1" table:formula="of:=[.A5]^2*[.O$1]^2" office:value-type="float" office:value="32253.1563479762" calcext:value-type="float">
            <text:p>32253,1563479762</text:p>
          </table:table-cell>
          <table:table-cell table:style-name="ce1" table:formula="of:=[.C5]*[.O$3]" office:value-type="float" office:value="228.478641051488" calcext:value-type="float">
            <text:p>228,4786410515</text:p>
          </table:table-cell>
          <table:table-cell table:style-name="ce1" table:formula="of:=[.A5]*[.O$1]" office:value-type="float" office:value="179.591637745125" calcext:value-type="float">
            <text:p>179,5916377451</text:p>
          </table:table-cell>
          <table:table-cell table:style-name="ce1" table:formula="of:=[.B5]*[.O$2]" office:value-type="float" office:value="1.63055724265949" calcext:value-type="float">
            <text:p>1,6305572427</text:p>
          </table:table-cell>
          <table:table-cell table:style-name="ce1" table:formula="of:=[.G5]*[.H5]*[.D5]*SQRT(3)" office:value-type="float" office:value="228.478641051487" calcext:value-type="float">
            <text:p>228,4786410515</text:p>
          </table:table-cell>
          <table:table-cell table:style-name="ce1" table:formula="of:=[.I5]-[.F5]" office:value-type="float" office:value="0" calcext:value-type="float">
            <text:p>0</text:p>
          </table:table-cell>
          <table:table-cell table:style-name="ce1" table:formula="of:=[.F5]-3*[.O$4]*[.H5]^2" office:value-type="float" office:value="218.907260133767" calcext:value-type="float">
            <text:p>218,9072601338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20" calcext:value-type="float">
            <text:p>1420</text:p>
          </table:table-cell>
          <table:table-cell/>
          <table:table-cell table:style-name="ce3" table:formula="of:=[.A5]*[.B5]*[.O$1]*[.O$2]*[.D5]" office:value-type="float" office:value="131.912204915156" calcext:value-type="float">
            <text:p>131,9122049152</text:p>
          </table:table-cell>
          <table:table-cell table:style-name="ce3" table:formula="of:=[.C5]*[.O$3]" office:value-type="float" office:value="228.478641051488" calcext:value-type="float">
            <text:p>228,4786410515</text:p>
          </table:table-cell>
          <table:table-cell table:style-name="ce3" table:formula="of:=[.A5]*[.B5]*[.O$1]*[.O$2]*[.D5]/[.D5]" office:value-type="float" office:value="292.834445646393" calcext:value-type="float">
            <text:p>292,8344456464</text:p>
          </table:table-cell>
          <table:table-cell table:number-columns-repeated="1005"/>
        </table:table-row>
        <table:table-row table:style-name="ro1">
          <table:table-cell table:style-name="ce1" office:value-type="float" office:value="0.527146459258341" calcext:value-type="float">
            <text:p>0,5271464593</text:p>
          </table:table-cell>
          <table:table-cell table:style-name="ce1" office:value-type="float" office:value="0.263637910138451" calcext:value-type="float">
            <text:p>0,2636379101</text:p>
          </table:table-cell>
          <table:table-cell table:style-name="ce1" office:value-type="float" office:value="0.0777441113160279" calcext:value-type="float">
            <text:p>0,0777441113</text:p>
          </table:table-cell>
          <table:table-cell table:style-name="ce1" office:value-type="float" office:value="0.386332678076906" calcext:value-type="float">
            <text:p>0,3863326781</text:p>
          </table:table-cell>
          <table:table-cell table:style-name="ce1" table:formula="of:=[.A6]^2*[.O$1]^2" office:value-type="float" office:value="40126.3614450427" calcext:value-type="float">
            <text:p>40126,3614450427</text:p>
          </table:table-cell>
          <table:table-cell table:style-name="ce1" table:formula="of:=[.C6]*[.O$3]" office:value-type="float" office:value="233.232333948084" calcext:value-type="float">
            <text:p>233,2323339481</text:p>
          </table:table-cell>
          <table:table-cell table:style-name="ce1" table:formula="of:=[.A6]*[.O$1]" office:value-type="float" office:value="200.31565451817" calcext:value-type="float">
            <text:p>200,3156545182</text:p>
          </table:table-cell>
          <table:table-cell table:style-name="ce1" table:formula="of:=[.B6]*[.O$2]" office:value-type="float" office:value="1.74001020691378" calcext:value-type="float">
            <text:p>1,7400102069</text:p>
          </table:table-cell>
          <table:table-cell table:style-name="ce1" table:formula="of:=[.G6]*[.H6]*[.D6]*SQRT(3)" office:value-type="float" office:value="233.232333948084" calcext:value-type="float">
            <text:p>233,2323339481</text:p>
          </table:table-cell>
          <table:table-cell table:style-name="ce1" table:formula="of:=[.I6]-[.F6]" office:value-type="float" office:value="0" calcext:value-type="float">
            <text:p>0</text:p>
          </table:table-cell>
          <table:table-cell table:style-name="ce1" table:formula="of:=[.F6]-3*[.O$4]*[.H6]^2" office:value-type="float" office:value="222.332846075493" calcext:value-type="float">
            <text:p>222,3328460755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4" office:value-type="string" calcext:value-type="string">
            <text:p>cos</text:p>
          </table:table-cell>
          <table:table-cell table:style-name="ce4" office:value-type="float" office:value="0.81" calcext:value-type="float">
            <text:p>0,81</text:p>
          </table:table-cell>
          <table:table-cell/>
          <table:table-cell table:style-name="ce3" table:formula="of:=[.A6]*[.B6]*[.O$1]*[.O$2]*[.D6]" office:value-type="float" office:value="134.656750788651" calcext:value-type="float">
            <text:p>134,6567507887</text:p>
          </table:table-cell>
          <table:table-cell table:style-name="ce3" table:formula="of:=[.C6]*[.O$3]" office:value-type="float" office:value="233.232333948084" calcext:value-type="float">
            <text:p>233,2323339481</text:p>
          </table:table-cell>
          <table:table-cell table:style-name="ce3" table:formula="of:=[.A6]*[.B6]*[.O$1]*[.O$2]*[.D6]/[.D6]" office:value-type="float" office:value="348.551283466229" calcext:value-type="float">
            <text:p>348,5512834662</text:p>
          </table:table-cell>
          <table:table-cell table:number-columns-repeated="1005"/>
        </table:table-row>
        <table:table-row table:style-name="ro1">
          <table:table-cell table:style-name="ce1" office:value-type="float" office:value="0.575605826162945" calcext:value-type="float">
            <text:p>0,5756058262</text:p>
          </table:table-cell>
          <table:table-cell table:style-name="ce1" office:value-type="float" office:value="0.285111212257528" calcext:value-type="float">
            <text:p>0,2851112123</text:p>
          </table:table-cell>
          <table:table-cell table:style-name="ce1" office:value-type="float" office:value="0.0811185716919586" calcext:value-type="float">
            <text:p>0,0811185717</text:p>
          </table:table-cell>
          <table:table-cell table:style-name="ce1" office:value-type="float" office:value="0.34136100821853" calcext:value-type="float">
            <text:p>0,3413610082</text:p>
          </table:table-cell>
          <table:table-cell table:style-name="ce1" table:formula="of:=[.A7]^2*[.O$1]^2" office:value-type="float" office:value="47842.9064910777" calcext:value-type="float">
            <text:p>47842,9064910777</text:p>
          </table:table-cell>
          <table:table-cell table:style-name="ce1" table:formula="of:=[.C7]*[.O$3]" office:value-type="float" office:value="243.355715075876" calcext:value-type="float">
            <text:p>243,3557150759</text:p>
          </table:table-cell>
          <table:table-cell table:style-name="ce1" table:formula="of:=[.A7]*[.O$1]" office:value-type="float" office:value="218.730213941919" calcext:value-type="float">
            <text:p>218,7302139419</text:p>
          </table:table-cell>
          <table:table-cell table:style-name="ce1" table:formula="of:=[.B7]*[.O$2]" office:value-type="float" office:value="1.88173400089968" calcext:value-type="float">
            <text:p>1,8817340009</text:p>
          </table:table-cell>
          <table:table-cell table:style-name="ce1" table:formula="of:=[.G7]*[.H7]*[.D7]*SQRT(3)" office:value-type="float" office:value="243.355715075876" calcext:value-type="float">
            <text:p>243,3557150759</text:p>
          </table:table-cell>
          <table:table-cell table:style-name="ce1" table:formula="of:=[.I7]-[.F7]" office:value-type="float" office:value="0" calcext:value-type="float">
            <text:p>0</text:p>
          </table:table-cell>
          <table:table-cell table:style-name="ce1" table:formula="of:=[.F7]-3*[.O$4]*[.H7]^2" office:value-type="float" office:value="230.608392815365" calcext:value-type="float">
            <text:p>230,6083928154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3"/>
          <table:table-cell table:style-name="ce3" table:formula="of:=[.A7]*[.B7]*[.O$1]*[.O$2]*[.D7]" office:value-type="float" office:value="140.501487607891" calcext:value-type="float">
            <text:p>140,5014876079</text:p>
          </table:table-cell>
          <table:table-cell table:style-name="ce3" table:formula="of:=[.C7]*[.O$3]" office:value-type="float" office:value="243.355715075876" calcext:value-type="float">
            <text:p>243,3557150759</text:p>
          </table:table-cell>
          <table:table-cell table:style-name="ce3" table:formula="of:=[.A7]*[.B7]*[.O$1]*[.O$2]*[.D7]/[.D7]" office:value-type="float" office:value="411.592080598571" calcext:value-type="float">
            <text:p>411,5920805986</text:p>
          </table:table-cell>
          <table:table-cell table:number-columns-repeated="1005"/>
        </table:table-row>
        <table:table-row table:style-name="ro1">
          <table:table-cell table:style-name="ce1" office:value-type="float" office:value="0.626044587406862" calcext:value-type="float">
            <text:p>0,6260445874</text:p>
          </table:table-cell>
          <table:table-cell table:style-name="ce1" office:value-type="float" office:value="0.308306312615464" calcext:value-type="float">
            <text:p>0,3083063126</text:p>
          </table:table-cell>
          <table:table-cell table:style-name="ce1" office:value-type="float" office:value="0.0806120577932288" calcext:value-type="float">
            <text:p>0,0806120578</text:p>
          </table:table-cell>
          <table:table-cell table:style-name="ce1" office:value-type="float" office:value="0.288433314476191" calcext:value-type="float">
            <text:p>0,2884333145</text:p>
          </table:table-cell>
          <table:table-cell table:style-name="ce1" table:formula="of:=[.A8]^2*[.O$1]^2" office:value-type="float" office:value="56594.9555908542" calcext:value-type="float">
            <text:p>56594,9555908542</text:p>
          </table:table-cell>
          <table:table-cell table:style-name="ce1" table:formula="of:=[.C8]*[.O$3]" office:value-type="float" office:value="241.836173379686" calcext:value-type="float">
            <text:p>241,8361733797</text:p>
          </table:table-cell>
          <table:table-cell table:style-name="ce1" table:formula="of:=[.A8]*[.O$1]" office:value-type="float" office:value="237.896943214608" calcext:value-type="float">
            <text:p>237,8969432146</text:p>
          </table:table-cell>
          <table:table-cell table:style-name="ce1" table:formula="of:=[.B8]*[.O$2]" office:value-type="float" office:value="2.03482166326206" calcext:value-type="float">
            <text:p>2,0348216633</text:p>
          </table:table-cell>
          <table:table-cell table:style-name="ce1" table:formula="of:=[.G8]*[.H8]*[.D8]*SQRT(3)" office:value-type="float" office:value="241.836173379687" calcext:value-type="float">
            <text:p>241,8361733797</text:p>
          </table:table-cell>
          <table:table-cell table:style-name="ce1" table:formula="of:=[.I8]-[.F8]" office:value-type="float" office:value="0" calcext:value-type="float">
            <text:p>0</text:p>
          </table:table-cell>
          <table:table-cell table:style-name="ce1" table:formula="of:=[.F8]-3*[.O$4]*[.H8]^2" office:value-type="float" office:value="226.930376255076" calcext:value-type="float">
            <text:p>226,9303762551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3"/>
          <table:table-cell table:style-name="ce3" table:formula="of:=[.A8]*[.B8]*[.O$1]*[.O$2]*[.D8]" office:value-type="float" office:value="139.624179800551" calcext:value-type="float">
            <text:p>139,6241798006</text:p>
          </table:table-cell>
          <table:table-cell table:style-name="ce3" table:formula="of:=[.C8]*[.O$3]" office:value-type="float" office:value="241.836173379686" calcext:value-type="float">
            <text:p>241,8361733797</text:p>
          </table:table-cell>
          <table:table-cell table:number-columns-repeated="1006"/>
        </table:table-row>
        <table:table-row table:style-name="ro1">
          <table:table-cell table:style-name="ce1" office:value-type="float" office:value="0.684370103585265" calcext:value-type="float">
            <text:p>0,6843701036</text:p>
          </table:table-cell>
          <table:table-cell table:style-name="ce1" office:value-type="float" office:value="0.337243943776797" calcext:value-type="float">
            <text:p>0,3372439438</text:p>
          </table:table-cell>
          <table:table-cell table:style-name="ce1" office:value-type="float" office:value="0.0817780177959544" calcext:value-type="float">
            <text:p>0,0817780178</text:p>
          </table:table-cell>
          <table:table-cell table:style-name="ce1" office:value-type="float" office:value="0.244700291147167" calcext:value-type="float">
            <text:p>0,2447002911</text:p>
          </table:table-cell>
          <table:table-cell table:style-name="ce1" table:formula="of:=[.A9]^2*[.O$1]^2" office:value-type="float" office:value="67631.5361455806" calcext:value-type="float">
            <text:p>67631,5361455806</text:p>
          </table:table-cell>
          <table:table-cell table:style-name="ce1" table:formula="of:=[.C9]*[.O$3]" office:value-type="float" office:value="245.334053387863" calcext:value-type="float">
            <text:p>245,3340533879</text:p>
          </table:table-cell>
          <table:table-cell table:style-name="ce1" table:formula="of:=[.A9]*[.O$1]" office:value-type="float" office:value="260.060639362401" calcext:value-type="float">
            <text:p>260,0606393624</text:p>
          </table:table-cell>
          <table:table-cell table:style-name="ce1" table:formula="of:=[.B9]*[.O$2]" office:value-type="float" office:value="2.22581002892686" calcext:value-type="float">
            <text:p>2,2258100289</text:p>
          </table:table-cell>
          <table:table-cell table:style-name="ce1" table:formula="of:=[.G9]*[.H9]*[.D9]*SQRT(3)" office:value-type="float" office:value="245.334053387863" calcext:value-type="float">
            <text:p>245,3340533879</text:p>
          </table:table-cell>
          <table:table-cell table:style-name="ce1" table:formula="of:=[.I9]-[.F9]" office:value-type="float" office:value="0" calcext:value-type="float">
            <text:p>0</text:p>
          </table:table-cell>
          <table:table-cell table:style-name="ce1" table:formula="of:=[.F9]-3*[.O$4]*[.H9]^2" office:value-type="float" office:value="227.498824362326" calcext:value-type="float">
            <text:p>227,4988243623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style-name="ce4" office:value-type="string" calcext:value-type="string">
            <text:p>dPM</text:p>
          </table:table-cell>
          <table:table-cell table:style-name="ce4" office:value-type="float" office:value="202" calcext:value-type="float">
            <text:p>202</text:p>
          </table:table-cell>
          <table:table-cell/>
          <table:table-cell table:style-name="ce3" table:formula="of:=[.A9]*[.B9]*[.O$1]*[.O$2]*[.D9]" office:value-type="float" office:value="141.643681764865" calcext:value-type="float">
            <text:p>141,6436817649</text:p>
          </table:table-cell>
          <table:table-cell table:style-name="ce3" table:formula="of:=[.C9]*[.O$3]" office:value-type="float" office:value="245.334053387863" calcext:value-type="float">
            <text:p>245,3340533879</text:p>
          </table:table-cell>
          <table:table-cell table:number-columns-repeated="1006"/>
        </table:table-row>
        <table:table-row table:style-name="ro1">
          <table:table-cell table:style-name="ce1" office:value-type="float" office:value="0.725904668311487" calcext:value-type="float">
            <text:p>0,7259046683</text:p>
          </table:table-cell>
          <table:table-cell table:style-name="ce1" office:value-type="float" office:value="0.359644985733062" calcext:value-type="float">
            <text:p>0,3596449857</text:p>
          </table:table-cell>
          <table:table-cell table:style-name="ce1" office:value-type="float" office:value="0.0895196519770423" calcext:value-type="float">
            <text:p>0,089519652</text:p>
          </table:table-cell>
          <table:table-cell table:style-name="ce1" office:value-type="float" office:value="0.236808824132517" calcext:value-type="float">
            <text:p>0,2368088241</text:p>
          </table:table-cell>
          <table:table-cell table:style-name="ce1" table:formula="of:=[.A10]^2*[.O$1]^2" office:value-type="float" office:value="76089.7876315936" calcext:value-type="float">
            <text:p>76089,7876315936</text:p>
          </table:table-cell>
          <table:table-cell table:style-name="ce1" table:formula="of:=[.C10]*[.O$3]" office:value-type="float" office:value="268.558955931127" calcext:value-type="float">
            <text:p>268,5589559311</text:p>
          </table:table-cell>
          <table:table-cell table:style-name="ce1" table:formula="of:=[.A10]*[.O$1]" office:value-type="float" office:value="275.843773958365" calcext:value-type="float">
            <text:p>275,8437739584</text:p>
          </table:table-cell>
          <table:table-cell table:style-name="ce1" table:formula="of:=[.B10]*[.O$2]" office:value-type="float" office:value="2.37365690583821" calcext:value-type="float">
            <text:p>2,3736569058</text:p>
          </table:table-cell>
          <table:table-cell table:style-name="ce1" table:formula="of:=[.G10]*[.H10]*[.D10]*SQRT(3)" office:value-type="float" office:value="268.558955931126" calcext:value-type="float">
            <text:p>268,5589559311</text:p>
          </table:table-cell>
          <table:table-cell table:style-name="ce1" table:formula="of:=[.I10]-[.F10]" office:value-type="float" office:value="0" calcext:value-type="float">
            <text:p>0</text:p>
          </table:table-cell>
          <table:table-cell table:style-name="ce1" table:formula="of:=[.F10]-3*[.O$4]*[.H10]^2" office:value-type="float" office:value="248.275666347247" calcext:value-type="float">
            <text:p>248,2756663472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2"/>
          <table:table-cell>
            <draw:frame table:end-cell-address="jalowyzoporempierscieniowy.U22" table:end-x="1.586cm" table:end-y="0.067cm" draw:z-index="0" draw:name="Picture 1" draw:style-name="gr1" draw:text-style-name="P1" svg:width="10.205cm" svg:height="5.33cm" svg:x="0.253cm" svg:y="-0.469cm">
              <draw:image xlink:href="Pictures/20000182000116530000AFC984E16A93.wmf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style-name="ce1" office:value-type="float" office:value="0.787988007685295" calcext:value-type="float">
            <text:p>0,7879880077</text:p>
          </table:table-cell>
          <table:table-cell table:style-name="ce1" office:value-type="float" office:value="0.39508028787108" calcext:value-type="float">
            <text:p>0,3950802879</text:p>
          </table:table-cell>
          <table:table-cell table:style-name="ce1" office:value-type="float" office:value="0.0907009952320217" calcext:value-type="float">
            <text:p>0,0907009952</text:p>
          </table:table-cell>
          <table:table-cell table:style-name="ce1" office:value-type="float" office:value="0.201205652874774" calcext:value-type="float">
            <text:p>0,2012056529</text:p>
          </table:table-cell>
          <table:table-cell table:style-name="ce1" table:formula="of:=[.A11]^2*[.O$1]^2" office:value-type="float" office:value="89661.5844769434" calcext:value-type="float">
            <text:p>89661,5844769434</text:p>
          </table:table-cell>
          <table:table-cell table:style-name="ce1" table:formula="of:=[.C11]*[.O$3]" office:value-type="float" office:value="272.102985696065" calcext:value-type="float">
            <text:p>272,1029856961</text:p>
          </table:table-cell>
          <table:table-cell table:style-name="ce1" table:formula="of:=[.A11]*[.O$1]" office:value-type="float" office:value="299.435442920412" calcext:value-type="float">
            <text:p>299,4354429204</text:p>
          </table:table-cell>
          <table:table-cell table:style-name="ce1" table:formula="of:=[.B11]*[.O$2]" office:value-type="float" office:value="2.60752989994913" calcext:value-type="float">
            <text:p>2,6075298999</text:p>
          </table:table-cell>
          <table:table-cell table:style-name="ce1" table:formula="of:=[.G11]*[.H11]*[.D11]*SQRT(3)" office:value-type="float" office:value="272.102985696066" calcext:value-type="float">
            <text:p>272,1029856961</text:p>
          </table:table-cell>
          <table:table-cell table:style-name="ce1" table:formula="of:=[.I11]-[.F11]" office:value-type="float" office:value="0" calcext:value-type="float">
            <text:p>0</text:p>
          </table:table-cell>
          <table:table-cell table:style-name="ce1" table:formula="of:=[.F11]-3*[.O$4]*[.H11]^2" office:value-type="float" office:value="247.625821851202" calcext:value-type="float">
            <text:p>247,6258218512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0.843509224141011" calcext:value-type="float">
            <text:p>0,8435092241</text:p>
          </table:table-cell>
          <table:table-cell table:style-name="ce1" office:value-type="float" office:value="0.437760759495041" calcext:value-type="float">
            <text:p>0,4377607595</text:p>
          </table:table-cell>
          <table:table-cell table:style-name="ce1" office:value-type="float" office:value="0.0954893088853082" calcext:value-type="float">
            <text:p>0,0954893089</text:p>
          </table:table-cell>
          <table:table-cell table:style-name="ce1" office:value-type="float" office:value="0.178591662437282" calcext:value-type="float">
            <text:p>0,1785916624</text:p>
          </table:table-cell>
          <table:table-cell table:style-name="ce1" table:formula="of:=[.A12]^2*[.O$1]^2" office:value-type="float" office:value="102741.727938864" calcext:value-type="float">
            <text:p>102741,727938864</text:p>
          </table:table-cell>
          <table:table-cell table:style-name="ce1" table:formula="of:=[.C12]*[.O$3]" office:value-type="float" office:value="286.467926655925" calcext:value-type="float">
            <text:p>286,4679266559</text:p>
          </table:table-cell>
          <table:table-cell table:style-name="ce1" table:formula="of:=[.A12]*[.O$1]" office:value-type="float" office:value="320.533505173584" calcext:value-type="float">
            <text:p>320,5335051736</text:p>
          </table:table-cell>
          <table:table-cell table:style-name="ce1" table:formula="of:=[.B12]*[.O$2]" office:value-type="float" office:value="2.88922101266727" calcext:value-type="float">
            <text:p>2,8892210127</text:p>
          </table:table-cell>
          <table:table-cell table:style-name="ce1" table:formula="of:=[.G12]*[.H12]*[.D12]*SQRT(3)" office:value-type="float" office:value="286.467926655924" calcext:value-type="float">
            <text:p>286,4679266559</text:p>
          </table:table-cell>
          <table:table-cell table:style-name="ce1" table:formula="of:=[.I12]-[.F12]" office:value-type="float" office:value="0" calcext:value-type="float">
            <text:p>0</text:p>
          </table:table-cell>
          <table:table-cell table:style-name="ce1" table:formula="of:=[.F12]-3*[.O$4]*[.H12]^2" office:value-type="float" office:value="256.416573639787" calcext:value-type="float">
            <text:p>256,4165736398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0.895748673062428" calcext:value-type="float">
            <text:p>0,8957486731</text:p>
          </table:table-cell>
          <table:table-cell table:style-name="ce1" office:value-type="float" office:value="0.471849524053951" calcext:value-type="float">
            <text:p>0,4718495241</text:p>
          </table:table-cell>
          <table:table-cell table:style-name="ce1" office:value-type="float" office:value="0.100287274608912" calcext:value-type="float">
            <text:p>0,1002872746</text:p>
          </table:table-cell>
          <table:table-cell table:style-name="ce1" office:value-type="float" office:value="0.163866142217506" calcext:value-type="float">
            <text:p>0,1638661422</text:p>
          </table:table-cell>
          <table:table-cell table:style-name="ce1" table:formula="of:=[.A13]^2*[.O$1]^2" office:value-type="float" office:value="115861.604956324" calcext:value-type="float">
            <text:p>115861,604956324</text:p>
          </table:table-cell>
          <table:table-cell table:style-name="ce1" table:formula="of:=[.C13]*[.O$3]" office:value-type="float" office:value="300.861823826736" calcext:value-type="float">
            <text:p>300,8618238267</text:p>
          </table:table-cell>
          <table:table-cell table:style-name="ce1" table:formula="of:=[.A13]*[.O$1]" office:value-type="float" office:value="340.384495763723" calcext:value-type="float">
            <text:p>340,3844957637</text:p>
          </table:table-cell>
          <table:table-cell table:style-name="ce1" table:formula="of:=[.B13]*[.O$2]" office:value-type="float" office:value="3.11420685875608" calcext:value-type="float">
            <text:p>3,1142068588</text:p>
          </table:table-cell>
          <table:table-cell table:style-name="ce1" table:formula="of:=[.G13]*[.H13]*[.D13]*SQRT(3)" office:value-type="float" office:value="300.861823826736" calcext:value-type="float">
            <text:p>300,8618238267</text:p>
          </table:table-cell>
          <table:table-cell table:style-name="ce1" table:formula="of:=[.I13]-[.F13]" office:value-type="float" office:value="0" calcext:value-type="float">
            <text:p>0</text:p>
          </table:table-cell>
          <table:table-cell table:style-name="ce1" table:formula="of:=[.F13]-3*[.O$4]*[.H13]^2" office:value-type="float" office:value="265.948000133892" calcext:value-type="float">
            <text:p>265,9480001339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0.949846506957689" calcext:value-type="float">
            <text:p>0,949846507</text:p>
          </table:table-cell>
          <table:table-cell table:style-name="ce1" office:value-type="float" office:value="0.521883822951607" calcext:value-type="float">
            <text:p>0,521883823</text:p>
          </table:table-cell>
          <table:table-cell table:style-name="ce1" office:value-type="float" office:value="0.101793781777371" calcext:value-type="float">
            <text:p>0,1017937818</text:p>
          </table:table-cell>
          <table:table-cell table:style-name="ce1" office:value-type="float" office:value="0.141816603385273" calcext:value-type="float">
            <text:p>0,1418166034</text:p>
          </table:table-cell>
          <table:table-cell table:style-name="ce1" table:formula="of:=[.A14]^2*[.O$1]^2" office:value-type="float" office:value="130278.891050992" calcext:value-type="float">
            <text:p>130278,891050992</text:p>
          </table:table-cell>
          <table:table-cell table:style-name="ce1" table:formula="of:=[.C14]*[.O$3]" office:value-type="float" office:value="305.381345332113" calcext:value-type="float">
            <text:p>305,3813453321</text:p>
          </table:table-cell>
          <table:table-cell table:style-name="ce1" table:formula="of:=[.A14]*[.O$1]" office:value-type="float" office:value="360.941672643922" calcext:value-type="float">
            <text:p>360,9416726439</text:p>
          </table:table-cell>
          <table:table-cell table:style-name="ce1" table:formula="of:=[.B14]*[.O$2]" office:value-type="float" office:value="3.44443323148061" calcext:value-type="float">
            <text:p>3,4444332315</text:p>
          </table:table-cell>
          <table:table-cell table:style-name="ce1" table:formula="of:=[.G14]*[.H14]*[.D14]*SQRT(3)" office:value-type="float" office:value="305.381345332111" calcext:value-type="float">
            <text:p>305,3813453321</text:p>
          </table:table-cell>
          <table:table-cell table:style-name="ce1" table:formula="of:=[.I14]-[.F14]" office:value-type="float" office:value="-0.00000000000164845914696343" calcext:value-type="float">
            <text:p>-1,64845914696343E-012</text:p>
          </table:table-cell>
          <table:table-cell table:style-name="ce1" table:formula="of:=[.F14]-3*[.O$4]*[.H14]^2" office:value-type="float" office:value="262.670512302052" calcext:value-type="float">
            <text:p>262,6705123021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0.995242678033737" calcext:value-type="float">
            <text:p>0,995242678</text:p>
          </table:table-cell>
          <table:table-cell table:style-name="ce1" office:value-type="float" office:value="0.570628197128688" calcext:value-type="float">
            <text:p>0,5706281971</text:p>
          </table:table-cell>
          <table:table-cell table:style-name="ce1" office:value-type="float" office:value="0.104606746620943" calcext:value-type="float">
            <text:p>0,1046067466</text:p>
          </table:table-cell>
          <table:table-cell table:style-name="ce1" office:value-type="float" office:value="0.127206871311711" calcext:value-type="float">
            <text:p>0,1272068713</text:p>
          </table:table-cell>
          <table:table-cell table:style-name="ce1" table:formula="of:=[.A15]^2*[.O$1]^2" office:value-type="float" office:value="143029.353493158" calcext:value-type="float">
            <text:p>143029,353493158</text:p>
          </table:table-cell>
          <table:table-cell table:style-name="ce1" table:formula="of:=[.C15]*[.O$3]" office:value-type="float" office:value="313.820239862829" calcext:value-type="float">
            <text:p>313,8202398628</text:p>
          </table:table-cell>
          <table:table-cell table:style-name="ce1" table:formula="of:=[.A15]*[.O$1]" office:value-type="float" office:value="378.19221765282" calcext:value-type="float">
            <text:p>378,1922176528</text:p>
          </table:table-cell>
          <table:table-cell table:style-name="ce1" table:formula="of:=[.B15]*[.O$2]" office:value-type="float" office:value="3.76614610104934" calcext:value-type="float">
            <text:p>3,766146101</text:p>
          </table:table-cell>
          <table:table-cell table:style-name="ce1" table:formula="of:=[.G15]*[.H15]*[.D15]*SQRT(3)" office:value-type="float" office:value="313.82023986283" calcext:value-type="float">
            <text:p>313,8202398628</text:p>
          </table:table-cell>
          <table:table-cell table:style-name="ce1" table:formula="of:=[.I15]-[.F15]" office:value-type="float" office:value="0" calcext:value-type="float">
            <text:p>0</text:p>
          </table:table-cell>
          <table:table-cell table:style-name="ce1" table:formula="of:=[.F15]-3*[.O$4]*[.H15]^2" office:value-type="float" office:value="262.758356626812" calcext:value-type="float">
            <text:p>262,7583566268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1.0483867055183" calcext:value-type="float">
            <text:p>1,0483867055</text:p>
          </table:table-cell>
          <table:table-cell table:style-name="ce1" office:value-type="float" office:value="0.62858944115417" calcext:value-type="float">
            <text:p>0,6285894412</text:p>
          </table:table-cell>
          <table:table-cell table:style-name="ce1" office:value-type="float" office:value="0.109392652731948" calcext:value-type="float">
            <text:p>0,1093926527</text:p>
          </table:table-cell>
          <table:table-cell table:style-name="ce1" office:value-type="float" office:value="0.11463907217777" calcext:value-type="float">
            <text:p>0,1146390722</text:p>
          </table:table-cell>
          <table:table-cell table:style-name="ce1" table:formula="of:=[.A16]^2*[.O$1]^2" office:value-type="float" office:value="158712.160414005" calcext:value-type="float">
            <text:p>158712,160414005</text:p>
          </table:table-cell>
          <table:table-cell table:style-name="ce1" table:formula="of:=[.C16]*[.O$3]" office:value-type="float" office:value="328.177958195844" calcext:value-type="float">
            <text:p>328,1779581958</text:p>
          </table:table-cell>
          <table:table-cell table:style-name="ce1" table:formula="of:=[.A16]*[.O$1]" office:value-type="float" office:value="398.386948096954" calcext:value-type="float">
            <text:p>398,386948097</text:p>
          </table:table-cell>
          <table:table-cell table:style-name="ce1" table:formula="of:=[.B16]*[.O$2]" office:value-type="float" office:value="4.14869031161752" calcext:value-type="float">
            <text:p>4,1486903116</text:p>
          </table:table-cell>
          <table:table-cell table:style-name="ce1" table:formula="of:=[.G16]*[.H16]*[.D16]*SQRT(3)" office:value-type="float" office:value="328.177958195847" calcext:value-type="float">
            <text:p>328,1779581958</text:p>
          </table:table-cell>
          <table:table-cell table:style-name="ce1" table:formula="of:=[.I16]-[.F16]" office:value-type="float" office:value="0.00000000000267164068645798" calcext:value-type="float">
            <text:p>2,67164068645798E-012</text:p>
          </table:table-cell>
          <table:table-cell table:style-name="ce1" table:formula="of:=[.F16]-3*[.O$4]*[.H16]^2" office:value-type="float" office:value="266.216085509691" calcext:value-type="float">
            <text:p>266,2160855097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1">
          <table:table-cell table:style-name="ce1" office:value-type="float" office:value="1.10888641717947" calcext:value-type="float">
            <text:p>1,1088864172</text:p>
          </table:table-cell>
          <table:table-cell table:style-name="ce1" office:value-type="float" office:value="0.732984763034587" calcext:value-type="float">
            <text:p>0,732984763</text:p>
          </table:table-cell>
          <table:table-cell table:style-name="ce1" office:value-type="float" office:value="0.114977263919094" calcext:value-type="float">
            <text:p>0,1149772639</text:p>
          </table:table-cell>
          <table:table-cell table:style-name="ce1" office:value-type="float" office:value="0.0976929118029006" calcext:value-type="float">
            <text:p>0,0976929118</text:p>
          </table:table-cell>
          <table:table-cell table:style-name="ce1" table:formula="of:=[.A17]^2*[.O$1]^2" office:value-type="float" office:value="177558.44004802" calcext:value-type="float">
            <text:p>177558,44004802</text:p>
          </table:table-cell>
          <table:table-cell table:style-name="ce1" table:formula="of:=[.C17]*[.O$3]" office:value-type="float" office:value="344.931791757282" calcext:value-type="float">
            <text:p>344,9317917573</text:p>
          </table:table-cell>
          <table:table-cell table:style-name="ce1" table:formula="of:=[.A17]*[.O$1]" office:value-type="float" office:value="421.376838528199" calcext:value-type="float">
            <text:p>421,3768385282</text:p>
          </table:table-cell>
          <table:table-cell table:style-name="ce1" table:formula="of:=[.B17]*[.O$2]" office:value-type="float" office:value="4.83769943602827" calcext:value-type="float">
            <text:p>4,837699436</text:p>
          </table:table-cell>
          <table:table-cell table:style-name="ce1" table:formula="of:=[.G17]*[.H17]*[.D17]*SQRT(3)" office:value-type="float" office:value="344.931791757282" calcext:value-type="float">
            <text:p>344,9317917573</text:p>
          </table:table-cell>
          <table:table-cell table:style-name="ce1" table:formula="of:=[.I17]-[.F17]" office:value-type="float" office:value="0" calcext:value-type="float">
            <text:p>0</text:p>
          </table:table-cell>
          <table:table-cell table:style-name="ce1" table:formula="of:=[.F17]-3*[.O$4]*[.H17]^2" office:value-type="float" office:value="260.679782757228" calcext:value-type="float">
            <text:p>260,6797827572</text:p>
          </table:table-cell>
          <table:table-cell table:style-name="ce1" table:formula="of:=[.O$9]/3" office:value-type="float" office:value="67.3333333333333" calcext:value-type="float">
            <text:p>67,3333333333</text:p>
          </table:table-cell>
          <table:table-cell table:style-name="ce3" table:formula="of:=[.O$9]" office:value-type="float" office:value="202" calcext:value-type="float">
            <text:p>202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jalowyzoporempierscieniowy.K40" table:end-x="1.297cm" table:end-y="0.14cm" draw:z-index="1" draw:name="Chart 2" draw:style-name="gr2" draw:text-style-name="P2" svg:width="16.057cm" svg:height="8.961cm" svg:x="1.21cm" svg:y="-0.965cm">
              <draw:object draw:notify-on-update-of-ranges="jalowyzoporempierscieniowy.K1:jalowyzoporempierscieniowy.K1 jalowyzoporempierscieniowy.K2:jalowyzoporempierscieniowy.K17 jalowyzoporempierscieniowy.E2:jalowyzoporempierscieniowy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5"/>
          <table:table-cell>
            <draw:frame table:end-cell-address="jalowyzoporempierscieniowy.P45" table:end-x="1.01cm" table:end-y="0.291cm" draw:z-index="2" draw:name="Chart 3" draw:style-name="gr2" draw:text-style-name="P2" svg:width="18.291cm" svg:height="10.98cm" svg:x="0.464cm" svg:y="-1.034cm">
              <draw:object draw:notify-on-update-of-ranges="jalowyzoporempierscieniowy.K1:jalowyzoporempierscieniowy.K1 jalowyzoporempierscieniowy.K2:jalowyzoporempierscieniowy.K17 jalowyzoporempierscieniowy.E2:jalowyzoporempierscieniowy.E17 jalowyzoporempierscieniowy.L1:jalowyzoporempierscieniowy.L1 jalowyzoporempierscieniowy.L2:jalowyzoporempierscieniowy.L17 jalowyzoporempierscieniowy.E2:jalowyzoporempierscieniowy.E17 jalowyzoporempierscieniowy.M1:jalowyzoporempierscieniowy.M1 jalowyzoporempierscieniowy.M2:jalowyzoporempierscieniowy.M17 jalowyzoporempierscieniowy.E2:jalowyzoporempierscieniowy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4" office:value-type="string" calcext:value-type="string">
            <text:p>a</text:p>
          </table:table-cell>
          <table:table-cell table:style-name="ce4" office:value-type="float" office:value="0.00044" calcext:value-type="float">
            <text:p>0,000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4" office:value-type="string" calcext:value-type="string">
            <text:p>b</text:p>
          </table:table-cell>
          <table:table-cell table:style-name="ce3" table:formula="of:=[.O9]" office:value-type="float" office:value="202" calcext:value-type="float">
            <text:p>202</text:p>
          </table:table-cell>
          <table:table-cell table:number-columns-repeated="100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lowyzobciazeniem" table:style-name="ta2">
        <table:table-column table:style-name="co1" table:number-columns-repeated="1024" table:default-cell-style-name="Default"/>
        <table:table-row table:style-name="ro2">
          <table:table-cell table:style-name="ce1" office:value-type="string" calcext:value-type="string">
            <text:p>U/U_N</text:p>
          </table:table-cell>
          <table:table-cell table:style-name="ce1" office:value-type="string" calcext:value-type="string">
            <text:p>I/I_N</text:p>
          </table:table-cell>
          <table:table-cell table:style-name="ce1" office:value-type="string" calcext:value-type="string">
            <text:p>P/P_N</text:p>
          </table:table-cell>
          <table:table-cell table:style-name="ce1" office:value-type="string" calcext:value-type="string">
            <text:p>cos#v</text:p>
          </table:table-cell>
          <table:table-cell table:style-name="ce1" office:value-type="string" calcext:value-type="string">
            <text:p>U^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^2</text:p>
          </table:table-cell>
          <table:table-cell table:style-name="ce1" office:value-type="string" calcext:value-type="string">
            <text:p>Pcu</text:p>
          </table:table-cell>
          <table:table-cell table:style-name="ce1" office:value-type="string" calcext:value-type="string">
            <text:p>P-Pcu</text:p>
          </table:table-cell>
          <table:table-cell table:style-name="ce4" office:value-type="string" calcext:value-type="string">
            <text:p>Pfe</text:p>
          </table:table-cell>
          <table:table-cell table:style-name="ce4" office:value-type="string" calcext:value-type="string">
            <text:p>Pme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i</text:p>
          </table:table-cell>
          <table:table-cell table:style-name="ce1" office:value-type="string" calcext:value-type="string">
            <text:p>U_N</text:p>
          </table:table-cell>
          <table:table-cell table:style-name="ce1" office:value-type="float" office:value="380" calcext:value-type="float">
            <text:p>380</text:p>
          </table:table-cell>
          <table:table-cell/>
          <table:table-cell>
            <draw:frame table:end-cell-address="jalowyzobciazeniem.Y14" table:end-x="1.617cm" table:end-y="0.362cm" draw:z-index="0" draw:name="Picture 1" draw:style-name="gr1" draw:text-style-name="P1" svg:width="10.922cm" svg:height="5.968cm" svg:x="1.342cm" svg:y="0.241cm">
              <draw:image xlink:href="Pictures/20000140000116530000AFC9D218F7AF.wmf" xlink:type="simple" xlink:show="embed" xlink:actuate="onLoad">
                <text:p/>
              </draw:image>
            </draw:frame>
          </table:table-cell>
          <table:table-cell table:number-columns-repeated="1005"/>
        </table:table-row>
        <table:table-row table:style-name="ro2">
          <table:table-cell table:style-name="ce1" office:value-type="float" office:value="0.980413406527542" calcext:value-type="float">
            <text:p>0,9804134065</text:p>
          </table:table-cell>
          <table:table-cell table:style-name="ce1" office:value-type="float" office:value="1.45556655427253" calcext:value-type="float">
            <text:p>1,4555665543</text:p>
          </table:table-cell>
          <table:table-cell table:style-name="ce1" office:value-type="float" office:value="1.74021109731934" calcext:value-type="float">
            <text:p>1,7402110973</text:p>
          </table:table-cell>
          <table:table-cell table:style-name="ce1" office:value-type="float" office:value="0.842158273934929" calcext:value-type="float">
            <text:p>0,8421582739</text:p>
          </table:table-cell>
          <table:table-cell table:style-name="ce1" table:formula="of:=[.A2]^2*[.Q$1]^2" office:value-type="float" office:value="138798.788647727" calcext:value-type="float">
            <text:p>138798,788647727</text:p>
          </table:table-cell>
          <table:table-cell table:style-name="ce1" table:formula="of:=[.C2]*[.Q$3]" office:value-type="float" office:value="5220.63329195802" calcext:value-type="float">
            <text:p>5220,633291958</text:p>
          </table:table-cell>
          <table:table-cell table:style-name="ce1" table:formula="of:=[.A2]*[.Q$1]" office:value-type="float" office:value="372.557094480466" calcext:value-type="float">
            <text:p>372,5570944805</text:p>
          </table:table-cell>
          <table:table-cell table:style-name="ce1" table:formula="of:=[.B2]*[.Q$2]" office:value-type="float" office:value="9.6067392581987" calcext:value-type="float">
            <text:p>9,6067392582</text:p>
          </table:table-cell>
          <table:table-cell table:style-name="ce1" table:formula="of:=[.G2]^2" office:value-type="float" office:value="138798.788647727" calcext:value-type="float">
            <text:p>138798,788647727</text:p>
          </table:table-cell>
          <table:table-cell table:style-name="ce1" table:formula="of:=3*[.Q$4]*[.H2]^2" office:value-type="float" office:value="332.241981030058" calcext:value-type="float">
            <text:p>332,2419810301</text:p>
          </table:table-cell>
          <table:table-cell table:style-name="ce1" table:formula="of:=[.F2]-[.J2]" office:value-type="float" office:value="4888.39131092796" calcext:value-type="float">
            <text:p>4888,391310928</text:p>
          </table:table-cell>
          <table:table-cell table:style-name="ce3" table:formula="of:=[.Q$11]*[.E2]" office:value-type="float" office:value="61.0714670049998" calcext:value-type="float">
            <text:p>61,071467005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2]-[.L2]-[.M2]" office:value-type="float" office:value="4759.98651058963" calcext:value-type="float">
            <text:p>4759,9865105896</text:p>
          </table:table-cell>
          <table:table-cell table:style-name="ce3" table:formula="of:=[.N2]/[.F2]" office:value-type="float" office:value="0.911764194953516" calcext:value-type="float">
            <text:p>0,911764195</text:p>
          </table:table-cell>
          <table:table-cell table:style-name="ce1" office:value-type="string" calcext:value-type="string">
            <text:p>I_N</text:p>
          </table:table-cell>
          <table:table-cell table:style-name="ce1" office:value-type="float" office:value="6.6" calcext:value-type="float">
            <text:p>6,6</text:p>
          </table:table-cell>
          <table:table-cell table:number-columns-repeated="1007"/>
        </table:table-row>
        <table:table-row table:style-name="ro2">
          <table:table-cell table:style-name="ce1" office:value-type="float" office:value="0.985957464081074" calcext:value-type="float">
            <text:p>0,9859574641</text:p>
          </table:table-cell>
          <table:table-cell table:style-name="ce1" office:value-type="float" office:value="1.22143039889422" calcext:value-type="float">
            <text:p>1,2214303989</text:p>
          </table:table-cell>
          <table:table-cell table:style-name="ce1" office:value-type="float" office:value="1.42533047804674" calcext:value-type="float">
            <text:p>1,425330478</text:p>
          </table:table-cell>
          <table:table-cell table:style-name="ce1" office:value-type="float" office:value="0.817375777356508" calcext:value-type="float">
            <text:p>0,8173757774</text:p>
          </table:table-cell>
          <table:table-cell table:style-name="ce1" table:formula="of:=[.A3]^2*[.Q$1]^2" office:value-type="float" office:value="140372.990269105" calcext:value-type="float">
            <text:p>140372,990269105</text:p>
          </table:table-cell>
          <table:table-cell table:style-name="ce1" table:formula="of:=[.C3]*[.Q$3]" office:value-type="float" office:value="4275.99143414022" calcext:value-type="float">
            <text:p>4275,9914341402</text:p>
          </table:table-cell>
          <table:table-cell table:style-name="ce1" table:formula="of:=[.A3]*[.Q$1]" office:value-type="float" office:value="374.663836350808" calcext:value-type="float">
            <text:p>374,6638363508</text:p>
          </table:table-cell>
          <table:table-cell table:style-name="ce1" table:formula="of:=[.B3]*[.Q$2]" office:value-type="float" office:value="8.06144063270185" calcext:value-type="float">
            <text:p>8,0614406327</text:p>
          </table:table-cell>
          <table:table-cell table:style-name="ce1" table:formula="of:=[.G3]^2" office:value-type="float" office:value="140372.990269105" calcext:value-type="float">
            <text:p>140372,990269105</text:p>
          </table:table-cell>
          <table:table-cell table:style-name="ce1" table:formula="of:=3*[.Q$4]*[.H3]^2" office:value-type="float" office:value="233.952570268475" calcext:value-type="float">
            <text:p>233,9525702685</text:p>
          </table:table-cell>
          <table:table-cell table:style-name="ce1" table:formula="of:=[.F3]-[.J3]" office:value-type="float" office:value="4042.03886387174" calcext:value-type="float">
            <text:p>4042,0388638718</text:p>
          </table:table-cell>
          <table:table-cell table:style-name="ce3" table:formula="of:=[.Q$11]*[.E3]" office:value-type="float" office:value="61.7641157184063" calcext:value-type="float">
            <text:p>61,7641157184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3]-[.L3]-[.M3]" office:value-type="float" office:value="3912.94141482001" calcext:value-type="float">
            <text:p>3912,94141482</text:p>
          </table:table-cell>
          <table:table-cell table:style-name="ce3" table:formula="of:=[.N3]/[.F3]" office:value-type="float" office:value="0.915095709401669" calcext:value-type="float">
            <text:p>0,9150957094</text:p>
          </table:table-cell>
          <table:table-cell table:style-name="ce1" office:value-type="string" calcext:value-type="string">
            <text:p>P_N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1007"/>
        </table:table-row>
        <table:table-row table:style-name="ro2">
          <table:table-cell table:style-name="ce1" office:value-type="float" office:value="0.986049070243734" calcext:value-type="float">
            <text:p>0,9860490702</text:p>
          </table:table-cell>
          <table:table-cell table:style-name="ce1" office:value-type="float" office:value="1.21194626754515" calcext:value-type="float">
            <text:p>1,2119462675</text:p>
          </table:table-cell>
          <table:table-cell table:style-name="ce1" office:value-type="float" office:value="1.41683327323215" calcext:value-type="float">
            <text:p>1,4168332732</text:p>
          </table:table-cell>
          <table:table-cell table:style-name="ce1" office:value-type="float" office:value="0.818785134351615" calcext:value-type="float">
            <text:p>0,8187851344</text:p>
          </table:table-cell>
          <table:table-cell table:style-name="ce1" table:formula="of:=[.A4]^2*[.Q$1]^2" office:value-type="float" office:value="140399.07583328" calcext:value-type="float">
            <text:p>140399,07583328</text:p>
          </table:table-cell>
          <table:table-cell table:style-name="ce1" table:formula="of:=[.C4]*[.Q$3]" office:value-type="float" office:value="4250.49981969645" calcext:value-type="float">
            <text:p>4250,4998196965</text:p>
          </table:table-cell>
          <table:table-cell table:style-name="ce1" table:formula="of:=[.A4]*[.Q$1]" office:value-type="float" office:value="374.698646692619" calcext:value-type="float">
            <text:p>374,6986466926</text:p>
          </table:table-cell>
          <table:table-cell table:style-name="ce1" table:formula="of:=[.B4]*[.Q$2]" office:value-type="float" office:value="7.99884536579799" calcext:value-type="float">
            <text:p>7,9988453658</text:p>
          </table:table-cell>
          <table:table-cell table:style-name="ce1" table:formula="of:=[.G4]^2" office:value-type="float" office:value="140399.07583328" calcext:value-type="float">
            <text:p>140399,07583328</text:p>
          </table:table-cell>
          <table:table-cell table:style-name="ce1" table:formula="of:=3*[.Q$4]*[.H4]^2" office:value-type="float" office:value="230.333497869413" calcext:value-type="float">
            <text:p>230,3334978694</text:p>
          </table:table-cell>
          <table:table-cell table:style-name="ce1" table:formula="of:=[.F4]-[.J4]" office:value-type="float" office:value="4020.16632182704" calcext:value-type="float">
            <text:p>4020,166321827</text:p>
          </table:table-cell>
          <table:table-cell table:style-name="ce3" table:formula="of:=[.Q$11]*[.E4]" office:value-type="float" office:value="61.7755933666432" calcext:value-type="float">
            <text:p>61,7755933666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4]-[.L4]-[.M4]" office:value-type="float" office:value="3891.05739512706" calcext:value-type="float">
            <text:p>3891,0573951271</text:p>
          </table:table-cell>
          <table:table-cell table:style-name="ce3" table:formula="of:=[.N4]/[.F4]" office:value-type="float" office:value="0.915435257071706" calcext:value-type="float">
            <text:p>0,9154352571</text:p>
          </table:table-cell>
          <table:table-cell table:style-name="ce1" office:value-type="string" calcext:value-type="string">
            <text:p>R_s</text:p>
          </table:table-cell>
          <table:table-cell table:style-name="ce1" office:value-type="float" office:value="1.2" calcext:value-type="float">
            <text:p>1,2</text:p>
          </table:table-cell>
          <table:table-cell table:number-columns-repeated="1007"/>
        </table:table-row>
        <table:table-row table:style-name="ro2">
          <table:table-cell table:style-name="ce1" office:value-type="float" office:value="0.990869789356756" calcext:value-type="float">
            <text:p>0,9908697894</text:p>
          </table:table-cell>
          <table:table-cell table:style-name="ce1" office:value-type="float" office:value="0.980737085495712" calcext:value-type="float">
            <text:p>0,9807370855</text:p>
          </table:table-cell>
          <table:table-cell table:style-name="ce1" office:value-type="float" office:value="1.07765245020855" calcext:value-type="float">
            <text:p>1,0776524502</text:p>
          </table:table-cell>
          <table:table-cell table:style-name="ce1" office:value-type="float" office:value="0.765848084587871" calcext:value-type="float">
            <text:p>0,7658480846</text:p>
          </table:table-cell>
          <table:table-cell table:style-name="ce1" table:formula="of:=[.A5]^2*[.Q$1]^2" office:value-type="float" office:value="141775.23245801" calcext:value-type="float">
            <text:p>141775,23245801</text:p>
          </table:table-cell>
          <table:table-cell table:style-name="ce1" table:formula="of:=[.C5]*[.Q$3]" office:value-type="float" office:value="3232.95735062565" calcext:value-type="float">
            <text:p>3232,9573506257</text:p>
          </table:table-cell>
          <table:table-cell table:style-name="ce1" table:formula="of:=[.A5]*[.Q$1]" office:value-type="float" office:value="376.530519955567" calcext:value-type="float">
            <text:p>376,5305199556</text:p>
          </table:table-cell>
          <table:table-cell table:style-name="ce1" table:formula="of:=[.B5]*[.Q$2]" office:value-type="float" office:value="6.4728647642717" calcext:value-type="float">
            <text:p>6,4728647643</text:p>
          </table:table-cell>
          <table:table-cell table:style-name="ce1" table:formula="of:=[.G5]^2" office:value-type="float" office:value="141775.23245801" calcext:value-type="float">
            <text:p>141775,23245801</text:p>
          </table:table-cell>
          <table:table-cell table:style-name="ce1" table:formula="of:=3*[.Q$4]*[.H5]^2" office:value-type="float" office:value="150.83272172358" calcext:value-type="float">
            <text:p>150,8327217236</text:p>
          </table:table-cell>
          <table:table-cell table:style-name="ce1" table:formula="of:=[.F5]-[.J5]" office:value-type="float" office:value="3082.12462890207" calcext:value-type="float">
            <text:p>3082,1246289021</text:p>
          </table:table-cell>
          <table:table-cell table:style-name="ce3" table:formula="of:=[.Q$11]*[.E5]" office:value-type="float" office:value="62.3811022815243" calcext:value-type="float">
            <text:p>62,3811022815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5]-[.L5]-[.M5]" office:value-type="float" office:value="2952.41019328721" calcext:value-type="float">
            <text:p>2952,4101932872</text:p>
          </table:table-cell>
          <table:table-cell table:style-name="ce3" table:formula="of:=[.N5]/[.F5]" office:value-type="float" office:value="0.913222747190232" calcext:value-type="float">
            <text:p>0,913222747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420" calcext:value-type="float">
            <text:p>1420</text:p>
          </table:table-cell>
          <table:table-cell table:number-columns-repeated="1007"/>
        </table:table-row>
        <table:table-row table:style-name="ro2">
          <table:table-cell table:style-name="ce1" office:value-type="float" office:value="0.99618012750018" calcext:value-type="float">
            <text:p>0,9961801275</text:p>
          </table:table-cell>
          <table:table-cell table:style-name="ce1" office:value-type="float" office:value="0.778695876410033" calcext:value-type="float">
            <text:p>0,7786958764</text:p>
          </table:table-cell>
          <table:table-cell table:style-name="ce1" office:value-type="float" office:value="0.723092060075392" calcext:value-type="float">
            <text:p>0,7230920601</text:p>
          </table:table-cell>
          <table:table-cell table:style-name="ce1" office:value-type="float" office:value="0.643755480297857" calcext:value-type="float">
            <text:p>0,6437554803</text:p>
          </table:table-cell>
          <table:table-cell table:style-name="ce1" table:formula="of:=[.A6]^2*[.Q$1]^2" office:value-type="float" office:value="143298.927823954" calcext:value-type="float">
            <text:p>143298,927823954</text:p>
          </table:table-cell>
          <table:table-cell table:style-name="ce1" table:formula="of:=[.C6]*[.Q$3]" office:value-type="float" office:value="2169.27618022618" calcext:value-type="float">
            <text:p>2169,2761802262</text:p>
          </table:table-cell>
          <table:table-cell table:style-name="ce1" table:formula="of:=[.A6]*[.Q$1]" office:value-type="float" office:value="378.548448450068" calcext:value-type="float">
            <text:p>378,5484484501</text:p>
          </table:table-cell>
          <table:table-cell table:style-name="ce1" table:formula="of:=[.B6]*[.Q$2]" office:value-type="float" office:value="5.13939278430622" calcext:value-type="float">
            <text:p>5,1393927843</text:p>
          </table:table-cell>
          <table:table-cell table:style-name="ce1" table:formula="of:=[.G6]^2" office:value-type="float" office:value="143298.927823954" calcext:value-type="float">
            <text:p>143298,927823954</text:p>
          </table:table-cell>
          <table:table-cell table:style-name="ce1" table:formula="of:=3*[.Q$4]*[.H6]^2" office:value-type="float" office:value="95.0880894889637" calcext:value-type="float">
            <text:p>95,088089489</text:p>
          </table:table-cell>
          <table:table-cell table:style-name="ce1" table:formula="of:=[.F6]-[.J6]" office:value-type="float" office:value="2074.18809073721" calcext:value-type="float">
            <text:p>2074,1880907372</text:p>
          </table:table-cell>
          <table:table-cell table:style-name="ce3" table:formula="of:=[.Q$11]*[.E6]" office:value-type="float" office:value="63.0515282425398" calcext:value-type="float">
            <text:p>63,0515282425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6]-[.L6]-[.M6]" office:value-type="float" office:value="1943.80322916134" calcext:value-type="float">
            <text:p>1943,8032291613</text:p>
          </table:table-cell>
          <table:table-cell table:style-name="ce3" table:formula="of:=[.N6]/[.F6]" office:value-type="float" office:value="0.896060744537688" calcext:value-type="float">
            <text:p>0,8960607445</text:p>
          </table:table-cell>
          <table:table-cell table:style-name="ce4" office:value-type="string" calcext:value-type="string">
            <text:p>cos</text:p>
          </table:table-cell>
          <table:table-cell table:style-name="ce4" office:value-type="float" office:value="0.81" calcext:value-type="float">
            <text:p>0,81</text:p>
          </table:table-cell>
          <table:table-cell table:number-columns-repeated="1007"/>
        </table:table-row>
        <table:table-row table:style-name="ro2">
          <table:table-cell table:style-name="ce1" office:value-type="float" office:value="1.00147739761418" calcext:value-type="float">
            <text:p>1,0014773976</text:p>
          </table:table-cell>
          <table:table-cell table:style-name="ce1" office:value-type="float" office:value="0.633146249978731" calcext:value-type="float">
            <text:p>0,63314625</text:p>
          </table:table-cell>
          <table:table-cell table:style-name="ce1" office:value-type="float" office:value="0.414119825961965" calcext:value-type="float">
            <text:p>0,414119826</text:p>
          </table:table-cell>
          <table:table-cell table:style-name="ce1" office:value-type="float" office:value="0.451038824773159" calcext:value-type="float">
            <text:p>0,4510388248</text:p>
          </table:table-cell>
          <table:table-cell table:style-name="ce1" table:formula="of:=[.A7]^2*[.Q$1]^2" office:value-type="float" office:value="144826.987613391" calcext:value-type="float">
            <text:p>144826,987613391</text:p>
          </table:table-cell>
          <table:table-cell table:style-name="ce1" table:formula="of:=[.C7]*[.Q$3]" office:value-type="float" office:value="1242.3594778859" calcext:value-type="float">
            <text:p>1242,3594778859</text:p>
          </table:table-cell>
          <table:table-cell table:style-name="ce1" table:formula="of:=[.A7]*[.Q$1]" office:value-type="float" office:value="380.561411093388" calcext:value-type="float">
            <text:p>380,5614110934</text:p>
          </table:table-cell>
          <table:table-cell table:style-name="ce1" table:formula="of:=[.B7]*[.Q$2]" office:value-type="float" office:value="4.17876524985963" calcext:value-type="float">
            <text:p>4,1787652499</text:p>
          </table:table-cell>
          <table:table-cell table:style-name="ce1" table:formula="of:=[.G7]^2" office:value-type="float" office:value="144826.987613391" calcext:value-type="float">
            <text:p>144826,987613391</text:p>
          </table:table-cell>
          <table:table-cell table:style-name="ce1" table:formula="of:=3*[.Q$4]*[.H7]^2" office:value-type="float" office:value="62.8634844483637" calcext:value-type="float">
            <text:p>62,8634844484</text:p>
          </table:table-cell>
          <table:table-cell table:style-name="ce1" table:formula="of:=[.F7]-[.J7]" office:value-type="float" office:value="1179.49599343753" calcext:value-type="float">
            <text:p>1179,4959934375</text:p>
          </table:table-cell>
          <table:table-cell table:style-name="ce3" table:formula="of:=[.Q$11]*[.E7]" office:value-type="float" office:value="63.723874549892" calcext:value-type="float">
            <text:p>63,7238745499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7]-[.L7]-[.M7]" office:value-type="float" office:value="1048.43878555431" calcext:value-type="float">
            <text:p>1048,4387855543</text:p>
          </table:table-cell>
          <table:table-cell table:style-name="ce3" table:formula="of:=[.N7]/[.F7]" office:value-type="float" office:value="0.843909354914263" calcext:value-type="float">
            <text:p>0,8439093549</text:p>
          </table:table-cell>
          <table:table-cell table:number-columns-repeated="1009"/>
        </table:table-row>
        <table:table-row table:style-name="ro2">
          <table:table-cell table:style-name="ce1" office:value-type="float" office:value="1.00323299083205" calcext:value-type="float">
            <text:p>1,0032329908</text:p>
          </table:table-cell>
          <table:table-cell table:style-name="ce1" office:value-type="float" office:value="0.58574550204008" calcext:value-type="float">
            <text:p>0,585745502</text:p>
          </table:table-cell>
          <table:table-cell table:style-name="ce1" office:value-type="float" office:value="0.105580185519383" calcext:value-type="float">
            <text:p>0,1055801855</text:p>
          </table:table-cell>
          <table:table-cell table:style-name="ce1" office:value-type="float" office:value="0.124080846709853" calcext:value-type="float">
            <text:p>0,1240808467</text:p>
          </table:table-cell>
          <table:table-cell table:style-name="ce1" table:formula="of:=[.A8]^2*[.Q$1]^2" office:value-type="float" office:value="145335.197054268" calcext:value-type="float">
            <text:p>145335,197054268</text:p>
          </table:table-cell>
          <table:table-cell table:style-name="ce1" table:formula="of:=[.C8]*[.Q$3]" office:value-type="float" office:value="316.740556558149" calcext:value-type="float">
            <text:p>316,7405565581</text:p>
          </table:table-cell>
          <table:table-cell table:style-name="ce1" table:formula="of:=[.A8]*[.Q$1]" office:value-type="float" office:value="381.228536516179" calcext:value-type="float">
            <text:p>381,2285365162</text:p>
          </table:table-cell>
          <table:table-cell table:style-name="ce1" table:formula="of:=[.B8]*[.Q$2]" office:value-type="float" office:value="3.86592031346453" calcext:value-type="float">
            <text:p>3,8659203135</text:p>
          </table:table-cell>
          <table:table-cell table:style-name="ce1" table:formula="of:=[.G8]^2" office:value-type="float" office:value="145335.197054268" calcext:value-type="float">
            <text:p>145335,197054268</text:p>
          </table:table-cell>
          <table:table-cell table:style-name="ce1" table:formula="of:=3*[.Q$4]*[.H8]^2" office:value-type="float" office:value="53.8032235322076" calcext:value-type="float">
            <text:p>53,8032235322</text:p>
          </table:table-cell>
          <table:table-cell table:style-name="ce1" table:formula="of:=[.F8]-[.J8]" office:value-type="float" office:value="262.937333025941" calcext:value-type="float">
            <text:p>262,9373330259</text:p>
          </table:table-cell>
          <table:table-cell table:style-name="ce3" table:formula="of:=[.Q$11]*[.E8]" office:value-type="float" office:value="63.9474867038778" calcext:value-type="float">
            <text:p>63,9474867039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8]-[.L8]-[.M8]" office:value-type="float" office:value="131.65651298873" calcext:value-type="float">
            <text:p>131,6565129887</text:p>
          </table:table-cell>
          <table:table-cell table:style-name="ce3" table:formula="of:=[.N8]/[.F8]" office:value-type="float" office:value="0.415660420690585" calcext:value-type="float">
            <text:p>0,4156604207</text:p>
          </table:table-cell>
          <table:table-cell table:number-columns-repeated="1009"/>
        </table:table-row>
        <table:table-row table:style-name="ro2">
          <table:table-cell table:style-name="ce1" office:value-type="float" office:value="1.00413644086614" calcext:value-type="float">
            <text:p>1,0041364409</text:p>
          </table:table-cell>
          <table:table-cell table:style-name="ce1" office:value-type="float" office:value="0.584750403007404" calcext:value-type="float">
            <text:p>0,584750403</text:p>
          </table:table-cell>
          <table:table-cell table:style-name="ce1" office:value-type="float" office:value="0.102701891164665" calcext:value-type="float">
            <text:p>0,1027018912</text:p>
          </table:table-cell>
          <table:table-cell table:style-name="ce1" office:value-type="float" office:value="0.120794810820405" calcext:value-type="float">
            <text:p>0,1207948108</text:p>
          </table:table-cell>
          <table:table-cell table:style-name="ce1" table:formula="of:=[.A9]^2*[.Q$1]^2" office:value-type="float" office:value="145597.074826796" calcext:value-type="float">
            <text:p>145597,074826796</text:p>
          </table:table-cell>
          <table:table-cell table:style-name="ce1" table:formula="of:=[.C9]*[.Q$3]" office:value-type="float" office:value="308.105673493995" calcext:value-type="float">
            <text:p>308,105673494</text:p>
          </table:table-cell>
          <table:table-cell table:style-name="ce1" table:formula="of:=[.A9]*[.Q$1]" office:value-type="float" office:value="381.571847529133" calcext:value-type="float">
            <text:p>381,5718475291</text:p>
          </table:table-cell>
          <table:table-cell table:style-name="ce1" table:formula="of:=[.B9]*[.Q$2]" office:value-type="float" office:value="3.85935265984887" calcext:value-type="float">
            <text:p>3,8593526598</text:p>
          </table:table-cell>
          <table:table-cell table:style-name="ce1" table:formula="of:=[.G9]^2" office:value-type="float" office:value="145597.074826796" calcext:value-type="float">
            <text:p>145597,074826796</text:p>
          </table:table-cell>
          <table:table-cell table:style-name="ce1" table:formula="of:=3*[.Q$4]*[.H9]^2" office:value-type="float" office:value="53.6205706310971" calcext:value-type="float">
            <text:p>53,6205706311</text:p>
          </table:table-cell>
          <table:table-cell table:style-name="ce1" table:formula="of:=[.F9]-[.J9]" office:value-type="float" office:value="254.485102862898" calcext:value-type="float">
            <text:p>254,4851028629</text:p>
          </table:table-cell>
          <table:table-cell table:style-name="ce3" table:formula="of:=[.Q$11]*[.E9]" office:value-type="float" office:value="64.0627129237903" calcext:value-type="float">
            <text:p>64,0627129238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9]-[.L9]-[.M9]" office:value-type="float" office:value="123.089056605774" calcext:value-type="float">
            <text:p>123,0890566058</text:p>
          </table:table-cell>
          <table:table-cell table:style-name="ce3" table:formula="of:=[.N9]/[.F9]" office:value-type="float" office:value="0.399502726483137" calcext:value-type="float">
            <text:p>0,3995027265</text:p>
          </table:table-cell>
          <table:table-cell table:number-columns-repeated="1009"/>
        </table:table-row>
        <table:table-row table:style-name="ro2">
          <table:table-cell table:style-name="ce1" office:value-type="float" office:value="1.00456764653187" calcext:value-type="float">
            <text:p>1,0045676465</text:p>
          </table:table-cell>
          <table:table-cell table:style-name="ce1" office:value-type="float" office:value="0.580813789322746" calcext:value-type="float">
            <text:p>0,5808137893</text:p>
          </table:table-cell>
          <table:table-cell table:style-name="ce1" office:value-type="float" office:value="0.185605399017102" calcext:value-type="float">
            <text:p>0,185605399</text:p>
          </table:table-cell>
          <table:table-cell table:style-name="ce1" office:value-type="float" office:value="0.219688637178852" calcext:value-type="float">
            <text:p>0,2196886372</text:p>
          </table:table-cell>
          <table:table-cell table:style-name="ce1" table:formula="of:=[.A10]^2*[.Q$1]^2" office:value-type="float" office:value="145722.148992619" calcext:value-type="float">
            <text:p>145722,148992619</text:p>
          </table:table-cell>
          <table:table-cell table:style-name="ce1" table:formula="of:=[.C10]*[.Q$3]" office:value-type="float" office:value="556.816197051306" calcext:value-type="float">
            <text:p>556,8161970513</text:p>
          </table:table-cell>
          <table:table-cell table:style-name="ce1" table:formula="of:=[.A10]*[.Q$1]" office:value-type="float" office:value="381.735705682111" calcext:value-type="float">
            <text:p>381,7357056821</text:p>
          </table:table-cell>
          <table:table-cell table:style-name="ce1" table:formula="of:=[.B10]*[.Q$2]" office:value-type="float" office:value="3.83337100953012" calcext:value-type="float">
            <text:p>3,8333710095</text:p>
          </table:table-cell>
          <table:table-cell table:style-name="ce1" table:formula="of:=[.G10]^2" office:value-type="float" office:value="145722.148992619" calcext:value-type="float">
            <text:p>145722,148992619</text:p>
          </table:table-cell>
          <table:table-cell table:style-name="ce1" table:formula="of:=3*[.Q$4]*[.H10]^2" office:value-type="float" office:value="52.9010398681416" calcext:value-type="float">
            <text:p>52,9010398681</text:p>
          </table:table-cell>
          <table:table-cell table:style-name="ce1" table:formula="of:=[.F10]-[.J10]" office:value-type="float" office:value="503.915157183164" calcext:value-type="float">
            <text:p>503,9151571832</text:p>
          </table:table-cell>
          <table:table-cell table:style-name="ce3" table:formula="of:=[.Q$11]*[.E10]" office:value-type="float" office:value="64.1177455567524" calcext:value-type="float">
            <text:p>64,1177455568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10]-[.L10]-[.M10]" office:value-type="float" office:value="372.464078293079" calcext:value-type="float">
            <text:p>372,4640782931</text:p>
          </table:table-cell>
          <table:table-cell table:style-name="ce3" table:formula="of:=[.N10]/[.F10]" office:value-type="float" office:value="0.668917463725933" calcext:value-type="float">
            <text:p>0,6689174637</text:p>
          </table:table-cell>
          <table:table-cell table:number-columns-repeated="1009"/>
        </table:table-row>
        <table:table-row table:style-name="ro2">
          <table:table-cell table:style-name="ce1" office:value-type="float" office:value="1.00556979487146" calcext:value-type="float">
            <text:p>1,0055697949</text:p>
          </table:table-cell>
          <table:table-cell table:style-name="ce1" office:value-type="float" office:value="0.572044819528302" calcext:value-type="float">
            <text:p>0,5720448195</text:p>
          </table:table-cell>
          <table:table-cell table:style-name="ce1" office:value-type="float" office:value="0.108694741747629" calcext:value-type="float">
            <text:p>0,1086947417</text:p>
          </table:table-cell>
          <table:table-cell table:style-name="ce1" office:value-type="float" office:value="0.130496647198334" calcext:value-type="float">
            <text:p>0,1304966472</text:p>
          </table:table-cell>
          <table:table-cell table:style-name="ce1" table:formula="of:=[.A11]^2*[.Q$1]^2" office:value-type="float" office:value="146013.036424471" calcext:value-type="float">
            <text:p>146013,036424471</text:p>
          </table:table-cell>
          <table:table-cell table:style-name="ce1" table:formula="of:=[.C11]*[.Q$3]" office:value-type="float" office:value="326.084225242887" calcext:value-type="float">
            <text:p>326,0842252429</text:p>
          </table:table-cell>
          <table:table-cell table:style-name="ce1" table:formula="of:=[.A11]*[.Q$1]" office:value-type="float" office:value="382.116522051155" calcext:value-type="float">
            <text:p>382,1165220512</text:p>
          </table:table-cell>
          <table:table-cell table:style-name="ce1" table:formula="of:=[.B11]*[.Q$2]" office:value-type="float" office:value="3.77549580888679" calcext:value-type="float">
            <text:p>3,7754958089</text:p>
          </table:table-cell>
          <table:table-cell table:style-name="ce1" table:formula="of:=[.G11]^2" office:value-type="float" office:value="146013.036424471" calcext:value-type="float">
            <text:p>146013,036424471</text:p>
          </table:table-cell>
          <table:table-cell table:style-name="ce1" table:formula="of:=3*[.Q$4]*[.H11]^2" office:value-type="float" office:value="51.3157269705183" calcext:value-type="float">
            <text:p>51,3157269705</text:p>
          </table:table-cell>
          <table:table-cell table:style-name="ce1" table:formula="of:=[.F11]-[.J11]" office:value-type="float" office:value="274.768498272369" calcext:value-type="float">
            <text:p>274,7684982724</text:p>
          </table:table-cell>
          <table:table-cell table:style-name="ce3" table:formula="of:=[.Q$11]*[.E11]" office:value-type="float" office:value="64.2457360267671" calcext:value-type="float">
            <text:p>64,2457360268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11]-[.L11]-[.M11]" office:value-type="float" office:value="143.189428912268" calcext:value-type="float">
            <text:p>143,1894289123</text:p>
          </table:table-cell>
          <table:table-cell table:style-name="ce3" table:formula="of:=[.N11]/[.F11]" office:value-type="float" office:value="0.43911792668171" calcext:value-type="float">
            <text:p>0,4391179267</text:p>
          </table:table-cell>
          <table:table-cell table:style-name="ce4" office:value-type="string" calcext:value-type="string">
            <text:p>a</text:p>
          </table:table-cell>
          <table:table-cell table:style-name="ce3" table:formula="of:=[$jalowyzoporempierscieniowy.O25]" office:value-type="float" office:value="0.00044" calcext:value-type="float">
            <text:p>0,00044</text:p>
          </table:table-cell>
          <table:table-cell table:number-columns-repeated="1007"/>
        </table:table-row>
        <table:table-row table:style-name="ro2">
          <table:table-cell table:style-name="ce1" office:value-type="float" office:value="1.00571310032261" calcext:value-type="float">
            <text:p>1,0057131003</text:p>
          </table:table-cell>
          <table:table-cell table:style-name="ce1" office:value-type="float" office:value="0.577204425964212" calcext:value-type="float">
            <text:p>0,577204426</text:p>
          </table:table-cell>
          <table:table-cell table:style-name="ce1" office:value-type="float" office:value="0.107523500868755" calcext:value-type="float">
            <text:p>0,1075235009</text:p>
          </table:table-cell>
          <table:table-cell table:style-name="ce1" office:value-type="float" office:value="0.12791831544661" calcext:value-type="float">
            <text:p>0,1279183154</text:p>
          </table:table-cell>
          <table:table-cell table:style-name="ce1" table:formula="of:=[.A12]^2*[.Q$1]^2" office:value-type="float" office:value="146054.656519179" calcext:value-type="float">
            <text:p>146054,656519179</text:p>
          </table:table-cell>
          <table:table-cell table:style-name="ce1" table:formula="of:=[.C12]*[.Q$3]" office:value-type="float" office:value="322.570502606265" calcext:value-type="float">
            <text:p>322,5705026063</text:p>
          </table:table-cell>
          <table:table-cell table:style-name="ce1" table:formula="of:=[.A12]*[.Q$1]" office:value-type="float" office:value="382.170978122592" calcext:value-type="float">
            <text:p>382,1709781226</text:p>
          </table:table-cell>
          <table:table-cell table:style-name="ce1" table:formula="of:=[.B12]*[.Q$2]" office:value-type="float" office:value="3.8095492113638" calcext:value-type="float">
            <text:p>3,8095492114</text:p>
          </table:table-cell>
          <table:table-cell table:style-name="ce1" table:formula="of:=[.G12]^2" office:value-type="float" office:value="146054.656519179" calcext:value-type="float">
            <text:p>146054,656519179</text:p>
          </table:table-cell>
          <table:table-cell table:style-name="ce1" table:formula="of:=3*[.Q$4]*[.H12]^2" office:value-type="float" office:value="52.2455946976891" calcext:value-type="float">
            <text:p>52,2455946977</text:p>
          </table:table-cell>
          <table:table-cell table:style-name="ce1" table:formula="of:=[.F12]-[.J12]" office:value-type="float" office:value="270.324907908576" calcext:value-type="float">
            <text:p>270,3249079086</text:p>
          </table:table-cell>
          <table:table-cell table:style-name="ce3" table:formula="of:=[.Q$11]*[.E12]" office:value-type="float" office:value="64.2640488684386" calcext:value-type="float">
            <text:p>64,2640488684</text:p>
          </table:table-cell>
          <table:table-cell table:style-name="ce3" table:formula="of:=[.Q$12]/3" office:value-type="float" office:value="67.3333333333333" calcext:value-type="float">
            <text:p>67,3333333333</text:p>
          </table:table-cell>
          <table:table-cell table:style-name="ce3" table:formula="of:=[.K12]-[.L12]-[.M12]" office:value-type="float" office:value="138.727525706804" calcext:value-type="float">
            <text:p>138,7275257068</text:p>
          </table:table-cell>
          <table:table-cell table:style-name="ce3" table:formula="of:=[.N12]/[.F12]" office:value-type="float" office:value="0.430068851881777" calcext:value-type="float">
            <text:p>0,4300688519</text:p>
          </table:table-cell>
          <table:table-cell table:style-name="ce4" office:value-type="string" calcext:value-type="string">
            <text:p>B = Pm</text:p>
          </table:table-cell>
          <table:table-cell table:style-name="ce3" table:formula="of:=[$jalowyzoporempierscieniowy.O9]" office:value-type="float" office:value="202" calcext:value-type="float">
            <text:p>202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jalowyzobciazeniem.J34" table:end-x="1.522cm" table:end-y="0.12cm" draw:z-index="1" draw:name="Chart 2" draw:style-name="gr2" draw:text-style-name="P2" svg:width="16.055cm" svg:height="8.97cm" svg:x="1.437cm" svg:y="0.146cm">
              <draw:object draw:notify-on-update-of-ranges="jalowyzobciazeniem.O1:jalowyzobciazeniem.O1 jalowyzobciazeniem.O2:jalowyzobciazeniem.O12 jalowyzobciazeniem.N2:jalowyzobciazeniem.N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jalowyzobciazeniem.M34" table:end-x="1.338cm" table:end-y="0.188cm" draw:z-index="2" draw:name="Chart 3" draw:style-name="gr2" draw:text-style-name="P2" svg:width="16.062cm" svg:height="8.945cm" svg:x="1.246cm" svg:y="0.239cm">
              <draw:object draw:notify-on-update-of-ranges="jalowyzobciazeniem.O16:jalowyzobciazeniem.O16 jalowyzobciazeniem.O17:jalowyzobciazeniem.O27 jalowyzobciazeniem.N17:jalowyzobciazeniem.N2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ni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2]" office:value-type="float" office:value="4759.98651058963" calcext:value-type="float">
            <text:p>4759,9865105896</text:p>
          </table:table-cell>
          <table:table-cell table:style-name="ce3" table:formula="of:=[.O2]" office:value-type="float" office:value="0.911764194953516" calcext:value-type="float">
            <text:p>0,9117641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3]" office:value-type="float" office:value="3912.94141482001" calcext:value-type="float">
            <text:p>3912,94141482</text:p>
          </table:table-cell>
          <table:table-cell table:style-name="ce3" table:formula="of:=[.O3]" office:value-type="float" office:value="0.915095709401669" calcext:value-type="float">
            <text:p>0,91509570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4]" office:value-type="float" office:value="3891.05739512706" calcext:value-type="float">
            <text:p>3891,0573951271</text:p>
          </table:table-cell>
          <table:table-cell table:style-name="ce3" table:formula="of:=[.O4]" office:value-type="float" office:value="0.915435257071706" calcext:value-type="float">
            <text:p>0,91543525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5]" office:value-type="float" office:value="2952.41019328721" calcext:value-type="float">
            <text:p>2952,4101932872</text:p>
          </table:table-cell>
          <table:table-cell table:style-name="ce3" table:formula="of:=[.O5]" office:value-type="float" office:value="0.913222747190232" calcext:value-type="float">
            <text:p>0,91322274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6]" office:value-type="float" office:value="1943.80322916134" calcext:value-type="float">
            <text:p>1943,8032291613</text:p>
          </table:table-cell>
          <table:table-cell table:style-name="ce3" table:formula="of:=[.O6]" office:value-type="float" office:value="0.896060744537688" calcext:value-type="float">
            <text:p>0,89606074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7]" office:value-type="float" office:value="1048.43878555431" calcext:value-type="float">
            <text:p>1048,4387855543</text:p>
          </table:table-cell>
          <table:table-cell table:style-name="ce3" table:formula="of:=[.O7]" office:value-type="float" office:value="0.843909354914263" calcext:value-type="float">
            <text:p>0,84390935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10]" office:value-type="float" office:value="372.464078293079" calcext:value-type="float">
            <text:p>372,4640782931</text:p>
          </table:table-cell>
          <table:table-cell table:style-name="ce3" table:formula="of:=[.O10]" office:value-type="float" office:value="0.668917463725933" calcext:value-type="float">
            <text:p>0,66891746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11]" office:value-type="float" office:value="143.189428912268" calcext:value-type="float">
            <text:p>143,1894289123</text:p>
          </table:table-cell>
          <table:table-cell table:style-name="ce3" table:formula="of:=[.O11]" office:value-type="float" office:value="0.43911792668171" calcext:value-type="float">
            <text:p>0,43911792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12]" office:value-type="float" office:value="138.727525706804" calcext:value-type="float">
            <text:p>138,7275257068</text:p>
          </table:table-cell>
          <table:table-cell table:style-name="ce3" table:formula="of:=[.O12]" office:value-type="float" office:value="0.430068851881777" calcext:value-type="float">
            <text:p>0,43006885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8]" office:value-type="float" office:value="131.65651298873" calcext:value-type="float">
            <text:p>131,6565129887</text:p>
          </table:table-cell>
          <table:table-cell table:style-name="ce3" table:formula="of:=[.O8]" office:value-type="float" office:value="0.415660420690585" calcext:value-type="float">
            <text:p>0,415660420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style-name="ce3" table:formula="of:=[.N9]" office:value-type="float" office:value="123.089056605774" calcext:value-type="float">
            <text:p>123,0890566058</text:p>
          </table:table-cell>
          <table:table-cell table:style-name="ce3" table:formula="of:=[.O9]" office:value-type="float" office:value="0.399502726483137" calcext:value-type="float">
            <text:p>0,3995027265</text:p>
          </table:table-cell>
          <table:table-cell table:style-name="ce4" office:value-type="string" calcext:value-type="string">
            <text:p>sor</text:p>
          </table:table-cell>
          <table:table-cell table:number-columns-repeated="100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 CE" fo:font-family="'Arial CE'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jalowyzoporempierscieniowy" style:display-name="PageStyle_jalowyzoporempierscieni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lowyzobciazeniem" style:display-name="PageStyle_jalowyzobciazeni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dra Maszyn Elektrycznych</meta:initial-creator>
    <meta:creation-date>2015-03-16T10:40:28</meta:creation-date>
    <dc:date>2015-03-19T22:47:56.893728891</dc:date>
    <meta:editing-cycles>20</meta:editing-cycles>
    <meta:editing-duration>P11DT21H31M48S</meta:editing-duration>
    <meta:generator>LibreOffice/4.2.7.2$Linux_X86_64 LibreOffice_project/420m0$Build-2</meta:generator>
    <meta:document-statistic meta:table-count="3" meta:cell-count="4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svg:stroke-color="#004586"/>
    </style:style>
    <style:style style:name="ch8" style:family="chart">
      <style:text-properties fo:color="#3c3c3c" fo:font-family="Arial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58cm" svg:height="8.962cm" xlink:href=".." xlink:type="simple" chart:class="chart:scatter" chart:style-name="ch1">
        <chart:legend chart:legend-position="end" svg:x="12.306cm" svg:y="3.933cm" style:legend-expansion="high" chart:style-name="ch2"/>
        <chart:plot-area chart:style-name="ch3" table:cell-range-address="jalowyzoporempierscieniowy.E2:jalowyzoporempierscieniowy.E17 jalowyzoporempierscieniowy.K1:jalowyzoporempierscieniowy.K17" chart:data-source-has-labels="row" svg:x="0.321cm" svg:y="0.179cm" svg:width="11.664cm" svg:height="8.604cm">
          <chartooo:coordinate-region svg:x="1.128cm" svg:y="0.379cm" svg:width="10.3cm" svg:height="7.7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alowyzoporempierscieniowy.K2:jalowyzoporempierscieniowy.K17" chart:label-cell-address="jalowyzoporempierscieniowy.K1:jalowyzoporempierscieniowy.K1" chart:class="chart:scatter">
            <chart:domain table:cell-range-address="jalowyzoporempierscieniowy.E2:jalowyzoporempierscieniowy.E17"/>
            <chart:regression-curve chart:style-name="ch7">
              <chart:equation chart:display-equation="true" chart:display-r-square="false" chart:style-name="ch8"/>
            </chart:regression-curve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cu</text:p>
                <draw:g>
                  <svg:desc>jalowyzoporempierscieniowy.K1:jalowyzoporempierscieniowy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2:jalowyzoporempierscieniowy.E17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2:jalowyzoporempierscieniowy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6">
                <text:p>67631.5361455806</text:p>
              </table:table-cell>
              <table:table-cell office:value-type="float" office:value="227.498824362326">
                <text:p>227.498824362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linia regresji" loext:regression-max-degree="2" loext:regression-period="2" loext:regression-extrapolate-forward="0" loext:regression-extrapolate-backward="2000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8.292cm" svg:height="10.981cm" xlink:href=".." xlink:type="simple" chart:class="chart:scatter" chart:style-name="ch1">
        <chart:title svg:x="4.459cm" svg:y="0.355cm" chart:style-name="ch2">
          <text:p>Charakterystyka mocy (P-Pcu) biegu jałowego</text:p>
        </chart:title>
        <chart:legend chart:legend-position="end" svg:x="15.122cm" svg:y="4.444cm" style:legend-expansion="high" chart:style-name="ch3"/>
        <chart:plot-area chart:style-name="ch4" table:cell-range-address="jalowyzoporempierscieniowy.E2:jalowyzoporempierscieniowy.E17 jalowyzoporempierscieniowy.K1:jalowyzoporempierscieniowy.M17" chart:data-source-has-labels="row" svg:x="0.855cm" svg:y="1.634cm" svg:width="14.639cm" svg:height="8.721cm">
          <chartooo:coordinate-region svg:x="1.662cm" svg:y="1.833cm" svg:width="13.276cm" svg:height="7.875cm"/>
          <chart:axis chart:dimension="x" chart:name="primary-x" chart:style-name="ch5">
            <chart:title svg:x="7.429cm" svg:y="10.421cm" chart:style-name="ch6">
              <text:p>U^2 [V^2]</text:p>
            </chart:title>
          </chart:axis>
          <chart:axis chart:dimension="y" chart:name="primary-y" chart:style-name="ch5">
            <chart:title svg:x="0cm" svg:y="7.096cm" chart:style-name="ch7">
              <text:p>moc P-Pcu [W]</text:p>
            </chart:title>
            <chart:grid chart:style-name="ch8" chart:class="major"/>
          </chart:axis>
          <chart:series chart:style-name="ch9" chart:values-cell-range-address="jalowyzoporempierscieniowy.K2:jalowyzoporempierscieniowy.K17" chart:label-cell-address="jalowyzoporempierscieniowy.K1:jalowyzoporempierscieniowy.K1" chart:class="chart:scatter">
            <chart:domain table:cell-range-address="jalowyzoporempierscieniowy.E2:jalowyzoporempierscieniowy.E17"/>
            <chart:regression-curve chart:style-name="ch10">
              <chart:equation chart:display-equation="true" chart:display-r-square="false"/>
            </chart:regression-curve>
            <chart:data-point chart:repeated="16"/>
          </chart:series>
          <chart:series chart:style-name="ch11" chart:values-cell-range-address="jalowyzoporempierscieniowy.L2:jalowyzoporempierscieniowy.L17" chart:label-cell-address="jalowyzoporempierscieniowy.L1:jalowyzoporempierscieniowy.L1" chart:class="chart:scatter">
            <chart:data-point chart:repeated="16"/>
          </chart:series>
          <chart:series chart:style-name="ch12" chart:values-cell-range-address="jalowyzoporempierscieniowy.M2:jalowyzoporempierscieniowy.M17" chart:label-cell-address="jalowyzoporempierscieniowy.M1:jalowyzoporempierscieniowy.M1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P-Pcu</text:p>
                <draw:g>
                  <svg:desc>jalowyzoporempierscieniowy.K1:jalowyzoporempierscieniowy.K1</svg:desc>
                </draw:g>
              </table:table-cell>
              <table:table-cell office:value-type="string">
                <text:p>Pm</text:p>
                <draw:g>
                  <svg:desc>jalowyzoporempierscieniowy.L1:jalowyzoporempierscieniowy.L1</svg:desc>
                </draw:g>
              </table:table-cell>
              <table:table-cell office:value-type="string">
                <text:p>3*Pm</text:p>
                <draw:g>
                  <svg:desc>jalowyzoporempierscieniowy.M1:jalowyzoporempierscieniow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39.1600820588">
                <text:p>14539.1600820588</text:p>
                <draw:g>
                  <svg:desc>jalowyzoporempierscieniowy.E2:jalowyzoporempierscieniowy.E17</svg:desc>
                </draw:g>
              </table:table-cell>
              <table:table-cell office:value-type="float" office:value="191.612090336411">
                <text:p>191.612090336411</text:p>
                <draw:g>
                  <svg:desc>jalowyzoporempierscieniowy.K2:jalowyzoporempierscieniowy.K17</svg:desc>
                </draw:g>
              </table:table-cell>
              <table:table-cell office:value-type="float" office:value="67.3333333333333">
                <text:p>67.3333333333333</text:p>
                <draw:g>
                  <svg:desc>jalowyzoporempierscieniowy.L2:jalowyzoporempierscieniowy.L17</svg:desc>
                </draw:g>
              </table:table-cell>
              <table:table-cell office:value-type="float" office:value="202">
                <text:p>202</text:p>
                <draw:g>
                  <svg:desc>jalowyzoporempierscieniowy.M2:jalowyzoporempierscieniowy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12.1284181291">
                <text:p>19312.1284181291</text:p>
              </table:table-cell>
              <table:table-cell office:value-type="float" office:value="203.711854311648">
                <text:p>203.71185431164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73.3005519216">
                <text:p>25673.3005519216</text:p>
              </table:table-cell>
              <table:table-cell office:value-type="float" office:value="206.318724994025">
                <text:p>206.31872499402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53.1563479762">
                <text:p>32253.1563479762</text:p>
              </table:table-cell>
              <table:table-cell office:value-type="float" office:value="218.907260133767">
                <text:p>218.90726013376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26.3614450427">
                <text:p>40126.3614450427</text:p>
              </table:table-cell>
              <table:table-cell office:value-type="float" office:value="222.332846075493">
                <text:p>222.332846075493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842.9064910777">
                <text:p>47842.9064910777</text:p>
              </table:table-cell>
              <table:table-cell office:value-type="float" office:value="230.608392815365">
                <text:p>230.608392815365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94.9555908542">
                <text:p>56594.9555908542</text:p>
              </table:table-cell>
              <table:table-cell office:value-type="float" office:value="226.930376255076">
                <text:p>226.93037625507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31.5361455806">
                <text:p>67631.5361455806</text:p>
              </table:table-cell>
              <table:table-cell office:value-type="float" office:value="227.498824362326">
                <text:p>227.49882436232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089.7876315936">
                <text:p>76089.7876315936</text:p>
              </table:table-cell>
              <table:table-cell office:value-type="float" office:value="248.275666347247">
                <text:p>248.27566634724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61.5844769434">
                <text:p>89661.5844769434</text:p>
              </table:table-cell>
              <table:table-cell office:value-type="float" office:value="247.625821851202">
                <text:p>247.62582185120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741.727938864">
                <text:p>102741.727938864</text:p>
              </table:table-cell>
              <table:table-cell office:value-type="float" office:value="256.416573639787">
                <text:p>256.416573639787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861.604956324">
                <text:p>115861.604956324</text:p>
              </table:table-cell>
              <table:table-cell office:value-type="float" office:value="265.948000133892">
                <text:p>265.94800013389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278.891050992">
                <text:p>130278.891050992</text:p>
              </table:table-cell>
              <table:table-cell office:value-type="float" office:value="262.670512302052">
                <text:p>262.67051230205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029.353493158">
                <text:p>143029.353493158</text:p>
              </table:table-cell>
              <table:table-cell office:value-type="float" office:value="262.758356626812">
                <text:p>262.758356626812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712.160414005">
                <text:p>158712.160414005</text:p>
              </table:table-cell>
              <table:table-cell office:value-type="float" office:value="266.216085509691">
                <text:p>266.216085509691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558.44004802">
                <text:p>177558.44004802</text:p>
              </table:table-cell>
              <table:table-cell office:value-type="float" office:value="260.679782757228">
                <text:p>260.679782757228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>
        <chart:label-separator>
          <text:p><text:line-break/></text:p>
        </chart:label-separator>
      </style:chart-properties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56cm" svg:height="8.971cm" xlink:href=".." xlink:type="simple" chart:class="chart:scatter" chart:style-name="ch1">
        <chart:legend chart:legend-position="end" svg:x="15.036cm" svg:y="4.186cm" style:legend-expansion="high" chart:style-name="ch2"/>
        <chart:plot-area chart:style-name="ch3" table:cell-range-address="jalowyzobciazeniem.N2:jalowyzobciazeniem.O12 jalowyzobciazeniem.O1:jalowyzobciazeniem.O1" chart:data-source-has-labels="row" svg:x="0.321cm" svg:y="0.179cm" svg:width="14.394cm" svg:height="8.613cm">
          <chartooo:coordinate-region svg:x="1.048cm" svg:y="0.378cm" svg:width="13.296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alowyzobciazeniem.O2:jalowyzobciazeniem.O12" chart:label-cell-address="jalowyzobciazeniem.O1:jalowyzobciazeniem.O1" chart:class="chart:scatter">
            <chart:domain table:cell-range-address="jalowyzobciazeniem.N2:jalowyzobciazeniem.N12"/>
            <chart:data-point chart:repeated="3"/>
            <chart:data-point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N</text:p>
              </table:table-cell>
              <table:table-cell office:value-type="string">
                <text:p>ni</text:p>
                <draw:g>
                  <svg:desc>jalowyzobciazeniem.O1:jalowyzobciazeniem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9.98651058963">
                <text:p>4759.98651058963</text:p>
                <draw:g>
                  <svg:desc>jalowyzobciazeniem.N2:jalowyzobciazeniem.N12</svg:desc>
                </draw:g>
              </table:table-cell>
              <table:table-cell office:value-type="float" office:value="0.911764194953516">
                <text:p>0.911764194953516</text:p>
                <draw:g>
                  <svg:desc>jalowyzobciazeniem.O2:jalowyzobciazeniem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2.94141482001">
                <text:p>3912.94141482001</text:p>
              </table:table-cell>
              <table:table-cell office:value-type="float" office:value="0.915095709401669">
                <text:p>0.91509570940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1.05739512706">
                <text:p>3891.05739512706</text:p>
              </table:table-cell>
              <table:table-cell office:value-type="float" office:value="0.915435257071706">
                <text:p>0.915435257071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2.41019328721">
                <text:p>2952.41019328721</text:p>
              </table:table-cell>
              <table:table-cell office:value-type="float" office:value="0.913222747190232">
                <text:p>0.91322274719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3.80322916134">
                <text:p>1943.80322916134</text:p>
              </table:table-cell>
              <table:table-cell office:value-type="float" office:value="0.896060744537688">
                <text:p>0.89606074453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.43878555431">
                <text:p>1048.43878555431</text:p>
              </table:table-cell>
              <table:table-cell office:value-type="float" office:value="0.843909354914263">
                <text:p>0.84390935491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65651298873">
                <text:p>131.65651298873</text:p>
              </table:table-cell>
              <table:table-cell office:value-type="float" office:value="0.415660420690585">
                <text:p>0.41566042069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.089056605774">
                <text:p>123.089056605774</text:p>
              </table:table-cell>
              <table:table-cell office:value-type="float" office:value="0.399502726483137">
                <text:p>0.399502726483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.464078293079">
                <text:p>372.464078293079</text:p>
              </table:table-cell>
              <table:table-cell office:value-type="float" office:value="0.668917463725933">
                <text:p>0.668917463725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189428912268">
                <text:p>143.189428912268</text:p>
              </table:table-cell>
              <table:table-cell office:value-type="float" office:value="0.43911792668171">
                <text:p>0.43911792668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.727525706804">
                <text:p>138.727525706804</text:p>
              </table:table-cell>
              <table:table-cell office:value-type="float" office:value="0.430068851881777">
                <text:p>0.430068851881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63cm" svg:height="8.946cm" xlink:href=".." xlink:type="simple" chart:class="chart:scatter" chart:style-name="ch1">
        <chart:title svg:x="3.661cm" svg:y="0.314cm" chart:style-name="ch2">
          <text:p>Sprawność ni w funkcji P2 (mocy pobranej)</text:p>
        </chart:title>
        <chart:legend chart:legend-position="end" svg:x="14.454cm" svg:y="4.174cm" style:legend-expansion="high" chart:style-name="ch3"/>
        <chart:plot-area chart:style-name="ch4" table:cell-range-address="jalowyzobciazeniem.N17:jalowyzobciazeniem.O27 jalowyzobciazeniem.O16:jalowyzobciazeniem.O16" chart:data-source-has-labels="row" svg:x="0.63cm" svg:y="0.952cm" svg:width="13.028cm" svg:height="7.499cm">
          <chartooo:coordinate-region svg:x="1.357cm" svg:y="1.151cm" svg:width="11.929cm" svg:height="6.6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jalowyzobciazeniem.O17:jalowyzobciazeniem.O27" chart:label-cell-address="jalowyzobciazeniem.O16:jalowyzobciazeniem.O16" chart:class="chart:scatter">
            <chart:domain table:cell-range-address="jalowyzobciazeniem.N17:jalowyzobciazeniem.N27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N</text:p>
              </table:table-cell>
              <table:table-cell office:value-type="string">
                <text:p>ni</text:p>
                <draw:g>
                  <svg:desc>jalowyzobciazeniem.O16:jalowyzobciazeniem.O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9.98651058963">
                <text:p>4759.98651058963</text:p>
                <draw:g>
                  <svg:desc>jalowyzobciazeniem.N17:jalowyzobciazeniem.N27</svg:desc>
                </draw:g>
              </table:table-cell>
              <table:table-cell office:value-type="float" office:value="0.911764194953516">
                <text:p>0.911764194953516</text:p>
                <draw:g>
                  <svg:desc>jalowyzobciazeniem.O17:jalowyzobciazeniem.O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2.94141482001">
                <text:p>3912.94141482001</text:p>
              </table:table-cell>
              <table:table-cell office:value-type="float" office:value="0.915095709401669">
                <text:p>0.91509570940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1.05739512706">
                <text:p>3891.05739512706</text:p>
              </table:table-cell>
              <table:table-cell office:value-type="float" office:value="0.915435257071706">
                <text:p>0.915435257071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2.41019328721">
                <text:p>2952.41019328721</text:p>
              </table:table-cell>
              <table:table-cell office:value-type="float" office:value="0.913222747190232">
                <text:p>0.91322274719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3.80322916134">
                <text:p>1943.80322916134</text:p>
              </table:table-cell>
              <table:table-cell office:value-type="float" office:value="0.896060744537688">
                <text:p>0.89606074453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8.43878555431">
                <text:p>1048.43878555431</text:p>
              </table:table-cell>
              <table:table-cell office:value-type="float" office:value="0.843909354914263">
                <text:p>0.843909354914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.464078293079">
                <text:p>372.464078293079</text:p>
              </table:table-cell>
              <table:table-cell office:value-type="float" office:value="0.668917463725933">
                <text:p>0.668917463725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.189428912268">
                <text:p>143.189428912268</text:p>
              </table:table-cell>
              <table:table-cell office:value-type="float" office:value="0.43911792668171">
                <text:p>0.43911792668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727525706804">
                <text:p>138.727525706804</text:p>
              </table:table-cell>
              <table:table-cell office:value-type="float" office:value="0.430068851881777">
                <text:p>0.43006885188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65651298873">
                <text:p>131.65651298873</text:p>
              </table:table-cell>
              <table:table-cell office:value-type="float" office:value="0.415660420690585">
                <text:p>0.415660420690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3.089056605774">
                <text:p>123.089056605774</text:p>
              </table:table-cell>
              <table:table-cell office:value-type="float" office:value="0.399502726483137">
                <text:p>0.3995027264831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